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rsid="0026f547" officeooo:paragraph-rsid="0026f547" style:font-size-asian="12pt" style:font-weight-asian="normal" style:font-size-complex="12pt" style:font-weight-complex="normal"/>
    </style:style>
    <style:style style:name="P2" style:family="paragraph" style:parent-style-name="Standard">
      <style:text-properties fo:font-size="12pt" fo:font-weight="normal" officeooo:paragraph-rsid="00176125" style:font-size-asian="12pt" style:font-weight-asian="normal" style:font-size-complex="12pt" style:font-weight-complex="normal"/>
    </style:style>
    <style:style style:name="P3" style:family="paragraph" style:parent-style-name="Standard">
      <style:text-properties fo:font-size="12pt" fo:font-weight="normal" officeooo:rsid="00419606" officeooo:paragraph-rsid="00419606" style:font-size-asian="12pt" style:font-weight-asian="normal" style:font-size-complex="12pt" style:font-weight-complex="normal"/>
    </style:style>
    <style:style style:name="P4" style:family="paragraph" style:parent-style-name="Standard">
      <style:text-properties fo:font-size="12pt" fo:font-weight="normal" officeooo:rsid="0018da68" officeooo:paragraph-rsid="0018da68" style:font-size-asian="10.5pt" style:font-weight-asian="normal" style:font-size-complex="12pt" style:font-weight-complex="normal"/>
    </style:style>
    <style:style style:name="P5" style:family="paragraph" style:parent-style-name="Standard">
      <style:text-properties fo:font-size="12pt" fo:font-weight="normal" officeooo:rsid="00227a0c" officeooo:paragraph-rsid="00227a0c" style:font-size-asian="10.5pt" style:font-weight-asian="normal" style:font-size-complex="12pt" style:font-weight-complex="normal"/>
    </style:style>
    <style:style style:name="P6" style:family="paragraph" style:parent-style-name="Standard">
      <style:text-properties fo:font-size="12pt" fo:font-weight="normal" officeooo:rsid="0024198e" officeooo:paragraph-rsid="0024198e" style:font-size-asian="10.5pt" style:font-weight-asian="normal" style:font-size-complex="12pt" style:font-weight-complex="normal"/>
    </style:style>
    <style:style style:name="P7" style:family="paragraph" style:parent-style-name="Standard">
      <style:text-properties fo:font-size="12pt" fo:font-weight="normal" officeooo:rsid="00376ca5" officeooo:paragraph-rsid="00376ca5" style:font-size-asian="10.5pt" style:font-weight-asian="normal" style:font-size-complex="12pt" style:font-weight-complex="normal"/>
    </style:style>
    <style:style style:name="P8" style:family="paragraph" style:parent-style-name="Standard">
      <style:text-properties fo:font-size="12pt" fo:font-weight="normal" officeooo:rsid="00387d24" officeooo:paragraph-rsid="00387d24" style:font-size-asian="10.5pt" style:font-weight-asian="normal" style:font-size-complex="12pt" style:font-weight-complex="normal"/>
    </style:style>
    <style:style style:name="P9" style:family="paragraph" style:parent-style-name="Standard">
      <style:text-properties fo:font-size="12pt" fo:font-weight="normal" officeooo:rsid="003918c1" officeooo:paragraph-rsid="003918c1" style:font-size-asian="10.5pt" style:font-weight-asian="normal" style:font-size-complex="12pt" style:font-weight-complex="normal"/>
    </style:style>
    <style:style style:name="P10" style:family="paragraph" style:parent-style-name="Standard">
      <style:text-properties fo:font-size="12pt" fo:font-weight="normal" officeooo:rsid="003f5685" officeooo:paragraph-rsid="003f5685" style:font-size-asian="10.5pt" style:font-weight-asian="normal" style:font-size-complex="12pt" style:font-weight-complex="normal"/>
    </style:style>
    <style:style style:name="P11" style:family="paragraph" style:parent-style-name="Standard">
      <style:text-properties fo:font-size="12pt" fo:font-weight="normal" officeooo:rsid="00419606" officeooo:paragraph-rsid="00419606" style:font-size-asian="10.5pt" style:font-weight-asian="normal" style:font-size-complex="12pt" style:font-weight-complex="normal"/>
    </style:style>
    <style:style style:name="P12" style:family="paragraph" style:parent-style-name="Standard">
      <style:text-properties fo:font-size="12pt" fo:font-weight="normal" officeooo:rsid="00428b3e" officeooo:paragraph-rsid="00428b3e" style:font-size-asian="10.5pt" style:font-weight-asian="normal" style:font-size-complex="12pt" style:font-weight-complex="normal"/>
    </style:style>
    <style:style style:name="P13" style:family="paragraph" style:parent-style-name="Standard">
      <style:text-properties fo:font-size="12pt" fo:font-weight="normal" officeooo:rsid="00464659" officeooo:paragraph-rsid="00464659" style:font-size-asian="10.5pt" style:font-weight-asian="normal" style:font-size-complex="12pt" style:font-weight-complex="normal"/>
    </style:style>
    <style:style style:name="P14" style:family="paragraph" style:parent-style-name="Standard">
      <style:text-properties fo:font-size="12pt" fo:font-weight="bold" style:font-size-asian="12pt" style:font-weight-asian="bold" style:font-size-complex="12pt" style:font-weight-complex="bold"/>
    </style:style>
    <style:style style:name="P15" style:family="paragraph" style:parent-style-name="Standard">
      <style:text-properties fo:font-size="12pt" fo:font-weight="bold" officeooo:rsid="0024198e" officeooo:paragraph-rsid="0024198e" style:font-size-asian="12pt" style:font-weight-asian="bold" style:font-size-complex="12pt" style:font-weight-complex="bold"/>
    </style:style>
    <style:style style:name="P16" style:family="paragraph" style:parent-style-name="Standard">
      <style:text-properties fo:font-size="12pt" fo:font-weight="bold" officeooo:rsid="00281f6b" officeooo:paragraph-rsid="00281f6b" style:font-size-asian="12pt" style:font-weight-asian="bold" style:font-size-complex="12pt" style:font-weight-complex="bold"/>
    </style:style>
    <style:style style:name="P17" style:family="paragraph" style:parent-style-name="Standard">
      <style:text-properties fo:font-size="12pt" fo:font-weight="bold" officeooo:rsid="002a19f2" officeooo:paragraph-rsid="002a19f2" style:font-size-asian="12pt" style:font-weight-asian="bold" style:font-size-complex="12pt" style:font-weight-complex="bold"/>
    </style:style>
    <style:style style:name="P18" style:family="paragraph" style:parent-style-name="Standard">
      <style:text-properties fo:font-size="12pt" fo:font-weight="bold" officeooo:rsid="00168bfe" officeooo:paragraph-rsid="00168bfe" style:font-size-asian="12pt" style:font-weight-asian="bold" style:font-size-complex="12pt" style:font-weight-complex="bold"/>
    </style:style>
    <style:style style:name="P19" style:family="paragraph" style:parent-style-name="Standard">
      <style:text-properties fo:font-size="12pt" fo:font-weight="bold" officeooo:rsid="001729a4" officeooo:paragraph-rsid="00176125" style:font-size-asian="12pt" style:font-weight-asian="bold" style:font-size-complex="12pt" style:font-weight-complex="bold"/>
    </style:style>
    <style:style style:name="P20" style:family="paragraph" style:parent-style-name="Standard">
      <style:text-properties fo:font-size="12pt" fo:font-weight="bold" officeooo:paragraph-rsid="001729a4" style:font-size-asian="12pt" style:font-weight-asian="bold" style:font-size-complex="12pt" style:font-weight-complex="bold"/>
    </style:style>
    <style:style style:name="P21" style:family="paragraph" style:parent-style-name="Standard">
      <style:text-properties fo:font-size="12pt" fo:font-weight="bold" officeooo:rsid="002e23bf" officeooo:paragraph-rsid="002e23bf" style:font-size-asian="12pt" style:font-weight-asian="bold" style:font-size-complex="12pt" style:font-weight-complex="bold"/>
    </style:style>
    <style:style style:name="P22" style:family="paragraph" style:parent-style-name="Standard">
      <style:text-properties fo:font-size="12pt" fo:font-weight="bold" officeooo:rsid="00306d04" officeooo:paragraph-rsid="00306d04" style:font-size-asian="12pt" style:font-weight-asian="bold" style:font-size-complex="12pt" style:font-weight-complex="bold"/>
    </style:style>
    <style:style style:name="P23" style:family="paragraph" style:parent-style-name="Standard">
      <style:text-properties fo:font-size="12pt" fo:font-weight="bold" officeooo:rsid="003597ec" officeooo:paragraph-rsid="003597ec" style:font-size-asian="12pt" style:font-weight-asian="bold" style:font-size-complex="12pt" style:font-weight-complex="bold"/>
    </style:style>
    <style:style style:name="P24" style:family="paragraph" style:parent-style-name="Standard">
      <style:text-properties fo:font-size="12pt" fo:font-weight="bold" officeooo:rsid="00419606" officeooo:paragraph-rsid="00419606" style:font-size-asian="12pt" style:font-weight-asian="bold" style:font-size-complex="12pt" style:font-weight-complex="bold"/>
    </style:style>
    <style:style style:name="P25" style:family="paragraph" style:parent-style-name="Standard">
      <style:text-properties fo:font-size="12pt" fo:font-weight="bold" officeooo:rsid="004a0a57" officeooo:paragraph-rsid="004a0a57" style:font-size-asian="12pt" style:font-weight-asian="bold" style:font-size-complex="12pt" style:font-weight-complex="bold"/>
    </style:style>
    <style:style style:name="P26" style:family="paragraph" style:parent-style-name="Standard">
      <style:text-properties fo:font-size="12pt" fo:font-weight="bold" officeooo:rsid="0018da68" officeooo:paragraph-rsid="0018da68" style:font-size-asian="10.5pt" style:font-weight-asian="bold" style:font-size-complex="12pt" style:font-weight-complex="bold"/>
    </style:style>
    <style:style style:name="P27" style:family="paragraph" style:parent-style-name="Standard">
      <style:text-properties fo:font-size="12pt" fo:font-weight="bold" officeooo:rsid="0024198e" officeooo:paragraph-rsid="0024198e" style:font-size-asian="10.5pt" style:font-weight-asian="bold" style:font-size-complex="12pt" style:font-weight-complex="bold"/>
    </style:style>
    <style:style style:name="P28" style:family="paragraph" style:parent-style-name="Standard">
      <style:text-properties fo:font-size="12pt" fo:font-weight="bold" officeooo:rsid="0026f547" officeooo:paragraph-rsid="0026f547" style:font-size-asian="10.5pt" style:font-weight-asian="bold" style:font-size-complex="12pt" style:font-weight-complex="bold"/>
    </style:style>
    <style:style style:name="P29" style:family="paragraph" style:parent-style-name="Standard">
      <style:text-properties fo:font-size="12pt" fo:font-weight="bold" officeooo:rsid="00419606" officeooo:paragraph-rsid="00419606" style:font-size-asian="10.5pt" style:font-weight-asian="bold" style:font-size-complex="12pt" style:font-weight-complex="bold"/>
    </style:style>
    <style:style style:name="P30" style:family="paragraph" style:parent-style-name="Standard">
      <style:text-properties fo:font-size="12pt" fo:font-weight="bold" officeooo:rsid="00428b3e" officeooo:paragraph-rsid="00428b3e" style:font-size-asian="10.5pt" style:font-weight-asian="bold" style:font-size-complex="12pt" style:font-weight-complex="bold"/>
    </style:style>
    <style:style style:name="P31" style:family="paragraph" style:parent-style-name="Standard">
      <style:text-properties fo:font-size="12pt" fo:font-weight="bold" officeooo:rsid="00464659" officeooo:paragraph-rsid="00464659" style:font-size-asian="10.5pt" style:font-weight-asian="bold" style:font-size-complex="12pt" style:font-weight-complex="bold"/>
    </style:style>
    <style:style style:name="P32" style:family="paragraph" style:parent-style-name="Standard">
      <style:text-properties fo:font-size="12pt" fo:font-style="italic" fo:font-weight="bold" officeooo:rsid="00281f6b" officeooo:paragraph-rsid="00281f6b" style:font-size-asian="12pt" style:font-style-asian="italic" style:font-weight-asian="bold" style:font-size-complex="12pt" style:font-style-complex="italic" style:font-weight-complex="bold"/>
    </style:style>
    <style:style style:name="P33" style:family="paragraph" style:parent-style-name="Standard">
      <style:text-properties fo:font-size="12pt" fo:font-style="italic" fo:font-weight="bold" officeooo:rsid="00352d92" officeooo:paragraph-rsid="00352d92" style:font-size-asian="12pt" style:font-style-asian="italic" style:font-weight-asian="bold" style:font-size-complex="12pt" style:font-style-complex="italic" style:font-weight-complex="bold"/>
    </style:style>
    <style:style style:name="P34" style:family="paragraph" style:parent-style-name="Standard">
      <style:text-properties fo:font-weight="bold" officeooo:rsid="0020bae3" officeooo:paragraph-rsid="0020bae3" style:font-weight-asian="bold" style:font-weight-complex="bold"/>
    </style:style>
    <style:style style:name="P35" style:family="paragraph" style:parent-style-name="Standard">
      <style:text-properties fo:font-weight="bold" officeooo:rsid="00428b3e" officeooo:paragraph-rsid="00428b3e" style:font-weight-asian="bold" style:font-weight-complex="bold"/>
    </style:style>
    <style:style style:name="P36" style:family="paragraph" style:parent-style-name="Standard">
      <style:text-properties fo:font-weight="bold" officeooo:rsid="0047d219" officeooo:paragraph-rsid="0047d219" style:font-weight-asian="bold" style:font-weight-complex="bold"/>
    </style:style>
    <style:style style:name="P37" style:family="paragraph" style:parent-style-name="Standard">
      <style:text-properties fo:font-weight="bold" officeooo:rsid="00490098" officeooo:paragraph-rsid="00490098" style:font-weight-asian="bold" style:font-weight-complex="bold"/>
    </style:style>
    <style:style style:name="P38" style:family="paragraph" style:parent-style-name="Standard">
      <style:text-properties fo:font-size="14pt" fo:font-weight="bold" officeooo:rsid="00227a0c" officeooo:paragraph-rsid="00227a0c" style:font-size-asian="12.25pt" style:font-weight-asian="bold" style:font-size-complex="14pt" style:font-weight-complex="bold"/>
    </style:style>
    <style:style style:name="P39" style:family="paragraph" style:parent-style-name="Standard">
      <style:text-properties fo:font-size="14pt" fo:font-weight="bold" officeooo:rsid="0026f547" officeooo:paragraph-rsid="0026f547" style:font-size-asian="12.25pt" style:font-weight-asian="bold" style:font-size-complex="14pt" style:font-weight-complex="bold"/>
    </style:style>
    <style:style style:name="P40" style:family="paragraph" style:parent-style-name="Standard">
      <style:text-properties fo:font-size="14pt" fo:font-weight="bold" officeooo:rsid="003f5685" officeooo:paragraph-rsid="003f5685" style:font-size-asian="12.25pt" style:font-weight-asian="bold" style:font-size-complex="14pt" style:font-weight-complex="bold"/>
    </style:style>
    <style:style style:name="P41" style:family="paragraph" style:parent-style-name="Standard">
      <style:text-properties fo:font-size="14pt" fo:font-weight="bold" officeooo:rsid="00428b3e" officeooo:paragraph-rsid="00428b3e" style:font-size-asian="12.25pt" style:font-weight-asian="bold" style:font-size-complex="14pt" style:font-weight-complex="bold"/>
    </style:style>
    <style:style style:name="P42" style:family="paragraph" style:parent-style-name="Standard">
      <style:text-properties fo:font-size="14pt" fo:font-weight="bold" style:font-size-asian="14pt" style:font-weight-asian="bold" style:font-size-complex="14pt" style:font-weight-complex="bold"/>
    </style:style>
    <style:style style:name="P43" style:family="paragraph" style:parent-style-name="Standard">
      <style:text-properties fo:font-size="14pt" fo:font-weight="bold" officeooo:rsid="00419606" officeooo:paragraph-rsid="00419606" style:font-size-asian="14pt" style:font-weight-asian="bold" style:font-size-complex="14pt" style:font-weight-complex="bold"/>
    </style:style>
    <style:style style:name="P44" style:family="paragraph" style:parent-style-name="Standard">
      <style:text-properties fo:font-size="14pt" fo:font-weight="normal" officeooo:rsid="00419606" officeooo:paragraph-rsid="00419606" style:font-size-asian="12.25pt" style:font-weight-asian="normal" style:font-size-complex="14pt" style:font-weight-complex="normal"/>
    </style:style>
    <style:style style:name="P45" style:family="paragraph" style:parent-style-name="Standard">
      <style:text-properties fo:font-size="16pt" fo:font-weight="bold" officeooo:rsid="001bf3c5" officeooo:paragraph-rsid="001bf3c5" style:font-size-asian="14pt" style:font-weight-asian="bold" style:font-size-complex="16pt" style:font-weight-complex="bold"/>
    </style:style>
    <style:style style:name="P46" style:family="paragraph" style:parent-style-name="Standard">
      <style:text-properties fo:font-size="16pt" fo:font-weight="bold" style:font-size-asian="16pt" style:font-weight-asian="bold" style:font-size-complex="16pt" style:font-weight-complex="bold"/>
    </style:style>
    <style:style style:name="P47" style:family="paragraph" style:parent-style-name="Standard">
      <style:text-properties officeooo:rsid="00136567" officeooo:paragraph-rsid="00136567"/>
    </style:style>
    <style:style style:name="P48" style:family="paragraph" style:parent-style-name="Standard">
      <style:text-properties fo:font-size="20pt" fo:font-weight="bold" style:font-size-asian="20pt" style:font-weight-asian="bold" style:font-size-complex="20pt" style:font-weight-complex="bold"/>
    </style:style>
    <style:style style:name="P49" style:family="paragraph" style:parent-style-name="Standard">
      <style:paragraph-properties fo:break-before="page"/>
      <style:text-properties fo:font-size="16pt" fo:font-weight="bold" style:font-size-asian="16pt" style:font-weight-asian="bold" style:font-size-complex="16pt" style:font-weight-complex="bold"/>
    </style:style>
    <style:style style:name="P50" style:family="paragraph" style:parent-style-name="Standard">
      <style:paragraph-properties fo:break-before="page"/>
      <style:text-properties fo:font-size="14pt" fo:font-weight="bold" officeooo:rsid="0026f547" officeooo:paragraph-rsid="0026f547" style:font-size-asian="12.25pt" style:font-weight-asian="bold" style:font-size-complex="14pt" style:font-weight-complex="bold"/>
    </style:style>
    <style:style style:name="P51" style:family="paragraph" style:parent-style-name="Standard" style:list-style-name="L1"/>
    <style:style style:name="P52" style:family="paragraph" style:parent-style-name="Standard" style:list-style-name="L1">
      <style:text-properties officeooo:paragraph-rsid="00396b45"/>
    </style:style>
    <style:style style:name="P53" style:family="paragraph" style:parent-style-name="Standard" style:list-style-name="L1">
      <style:text-properties officeooo:rsid="004a0a57" officeooo:paragraph-rsid="004a0a57"/>
    </style:style>
    <style:style style:name="P54" style:family="paragraph" style:parent-style-name="Standard" style:list-style-name="L2">
      <style:text-properties officeooo:rsid="00156193" officeooo:paragraph-rsid="00156193"/>
    </style:style>
    <style:style style:name="P55" style:family="paragraph" style:parent-style-name="Standard" style:list-style-name="L2">
      <style:text-properties officeooo:rsid="00509481" officeooo:paragraph-rsid="00509481"/>
    </style:style>
    <style:style style:name="P56" style:family="paragraph" style:parent-style-name="Standard" style:list-style-name="L3">
      <style:text-properties officeooo:rsid="0017b55b" officeooo:paragraph-rsid="0017b55b"/>
    </style:style>
    <style:style style:name="P57" style:family="paragraph" style:parent-style-name="Standard" style:list-style-name="L3">
      <style:text-properties officeooo:rsid="0017b55b" officeooo:paragraph-rsid="004eabe1"/>
    </style:style>
    <style:style style:name="P58" style:family="paragraph" style:parent-style-name="Standard" style:list-style-name="L2">
      <style:text-properties officeooo:rsid="0017b55b" officeooo:paragraph-rsid="0017b55b"/>
    </style:style>
    <style:style style:name="P59" style:family="paragraph" style:parent-style-name="Standard" style:list-style-name="L4">
      <style:text-properties officeooo:rsid="0050e028" officeooo:paragraph-rsid="0050e028"/>
    </style:style>
    <style:style style:name="P60" style:family="paragraph" style:parent-style-name="Standard" style:list-style-name="L5">
      <style:text-properties officeooo:rsid="0050e028" officeooo:paragraph-rsid="0050e028"/>
    </style:style>
    <style:style style:name="P61" style:family="paragraph" style:parent-style-name="Standard" style:list-style-name="L8">
      <style:text-properties officeooo:rsid="0050e028" officeooo:paragraph-rsid="0050e028"/>
    </style:style>
    <style:style style:name="P62" style:family="paragraph" style:parent-style-name="Standard" style:list-style-name="L6">
      <style:text-properties officeooo:rsid="004eabe1" officeooo:paragraph-rsid="004eabe1"/>
    </style:style>
    <style:style style:name="P63" style:family="paragraph" style:parent-style-name="Standard" style:list-style-name="L7">
      <style:text-properties officeooo:rsid="004eabe1" officeooo:paragraph-rsid="0050e028"/>
    </style:style>
    <style:style style:name="P64" style:family="paragraph" style:parent-style-name="Standard" style:list-style-name="L2">
      <style:text-properties officeooo:rsid="00168bfe" officeooo:paragraph-rsid="00168bfe"/>
    </style:style>
    <style:style style:name="P65" style:family="paragraph" style:parent-style-name="Standard" style:list-style-name="L2">
      <style:text-properties officeooo:rsid="003afbf3" officeooo:paragraph-rsid="003afbf3"/>
    </style:style>
    <style:style style:name="P66" style:family="paragraph" style:parent-style-name="Standard" style:list-style-name="L2">
      <style:text-properties officeooo:rsid="001729a4" officeooo:paragraph-rsid="001729a4"/>
    </style:style>
    <style:style style:name="P67" style:family="paragraph" style:parent-style-name="Standard" style:list-style-name="L2">
      <style:text-properties officeooo:rsid="0018da68" officeooo:paragraph-rsid="0018da68"/>
    </style:style>
    <style:style style:name="P68" style:family="paragraph" style:parent-style-name="Standard" style:list-style-name="L2">
      <style:text-properties officeooo:rsid="00233453" officeooo:paragraph-rsid="00233453"/>
    </style:style>
    <style:style style:name="P69" style:family="paragraph" style:parent-style-name="Standard" style:list-style-name="L9">
      <style:text-properties fo:font-weight="normal" officeooo:rsid="0020bae3" officeooo:paragraph-rsid="0020bae3" style:font-weight-asian="normal" style:font-weight-complex="normal"/>
    </style:style>
    <style:style style:name="P70" style:family="paragraph" style:parent-style-name="Standard" style:list-style-name="L9">
      <style:text-properties fo:font-weight="normal" officeooo:rsid="0031f63a" officeooo:paragraph-rsid="0031f63a" style:font-weight-asian="normal" style:font-weight-complex="normal"/>
    </style:style>
    <style:style style:name="P71" style:family="paragraph" style:parent-style-name="Standard" style:list-style-name="L9">
      <style:text-properties fo:font-weight="normal" officeooo:rsid="0033fb32" officeooo:paragraph-rsid="0033fb32" style:font-weight-asian="normal" style:font-weight-complex="normal"/>
    </style:style>
    <style:style style:name="P72" style:family="paragraph" style:parent-style-name="Standard" style:list-style-name="L9">
      <style:text-properties fo:font-weight="normal" officeooo:rsid="003391c9" officeooo:paragraph-rsid="003391c9" style:font-weight-asian="normal" style:font-weight-complex="normal"/>
    </style:style>
    <style:style style:name="P73" style:family="paragraph" style:parent-style-name="Standard" style:list-style-name="L9">
      <style:text-properties fo:font-weight="normal" officeooo:rsid="0025e129" officeooo:paragraph-rsid="0025e129" style:font-weight-asian="normal" style:font-weight-complex="normal"/>
    </style:style>
    <style:style style:name="P74" style:family="paragraph" style:parent-style-name="Standard" style:list-style-name="L10">
      <style:text-properties fo:font-weight="normal" officeooo:rsid="00490098" officeooo:paragraph-rsid="00490098" style:font-weight-asian="normal" style:font-weight-complex="normal"/>
    </style:style>
    <style:style style:name="P75" style:family="paragraph" style:parent-style-name="Standard" style:list-style-name="L11">
      <style:text-properties fo:font-weight="normal" officeooo:rsid="0043bc30" officeooo:paragraph-rsid="0043bc30" style:font-weight-asian="normal" style:font-weight-complex="normal"/>
    </style:style>
    <style:style style:name="P76" style:family="paragraph" style:parent-style-name="Standard" style:list-style-name="L12">
      <style:text-properties fo:font-weight="normal" officeooo:rsid="0043bc30" officeooo:paragraph-rsid="0043bc30" style:font-weight-asian="normal" style:font-weight-complex="normal"/>
    </style:style>
    <style:style style:name="P77" style:family="paragraph" style:parent-style-name="Standard" style:list-style-name="L13">
      <style:text-properties fo:font-weight="normal" officeooo:rsid="00459154" officeooo:paragraph-rsid="00459154" style:font-weight-asian="normal" style:font-weight-complex="normal"/>
    </style:style>
    <style:style style:name="P78" style:family="paragraph" style:parent-style-name="Standard" style:list-style-name="L14">
      <style:text-properties fo:font-weight="normal" officeooo:rsid="00459154" officeooo:paragraph-rsid="00459154" style:font-weight-asian="normal" style:font-weight-complex="normal"/>
    </style:style>
    <style:style style:name="P79" style:family="paragraph" style:parent-style-name="Standard" style:list-style-name="L14">
      <style:text-properties fo:font-weight="normal" officeooo:rsid="00464659" officeooo:paragraph-rsid="00464659" style:font-weight-asian="normal" style:font-weight-complex="normal"/>
    </style:style>
    <style:style style:name="P80" style:family="paragraph" style:parent-style-name="Standard" style:list-style-name="L15">
      <style:text-properties fo:font-size="12pt" fo:font-weight="normal" officeooo:rsid="00176125" officeooo:paragraph-rsid="00176125" style:font-size-asian="12pt" style:font-weight-asian="normal" style:font-size-complex="12pt" style:font-weight-complex="normal"/>
    </style:style>
    <style:style style:name="P81" style:family="paragraph" style:parent-style-name="Standard" style:list-style-name="L16">
      <style:text-properties fo:font-size="12pt" fo:font-weight="normal" officeooo:rsid="00176125" officeooo:paragraph-rsid="00176125" style:font-size-asian="12pt" style:font-weight-asian="normal" style:font-size-complex="12pt" style:font-weight-complex="normal"/>
    </style:style>
    <style:style style:name="P82" style:family="paragraph" style:parent-style-name="Standard" style:list-style-name="L20">
      <style:text-properties fo:font-size="12pt" fo:font-weight="normal" officeooo:rsid="00176125" officeooo:paragraph-rsid="00176125" style:font-size-asian="12pt" style:font-weight-asian="normal" style:font-size-complex="12pt" style:font-weight-complex="normal"/>
    </style:style>
    <style:style style:name="P83" style:family="paragraph" style:parent-style-name="Standard" style:list-style-name="L21">
      <style:text-properties fo:font-size="12pt" fo:font-weight="normal" officeooo:rsid="00176125" officeooo:paragraph-rsid="00176125" style:font-size-asian="12pt" style:font-weight-asian="normal" style:font-size-complex="12pt" style:font-weight-complex="normal"/>
    </style:style>
    <style:style style:name="P84" style:family="paragraph" style:parent-style-name="Standard" style:list-style-name="L22">
      <style:text-properties fo:font-size="12pt" fo:font-weight="normal" officeooo:rsid="00176125" officeooo:paragraph-rsid="00176125" style:font-size-asian="12pt" style:font-weight-asian="normal" style:font-size-complex="12pt" style:font-weight-complex="normal"/>
    </style:style>
    <style:style style:name="P85" style:family="paragraph" style:parent-style-name="Standard" style:list-style-name="L15">
      <style:text-properties fo:font-size="12pt" fo:font-weight="normal" officeooo:rsid="001729a4" officeooo:paragraph-rsid="00176125" style:font-size-asian="12pt" style:font-weight-asian="normal" style:font-size-complex="12pt" style:font-weight-complex="normal"/>
    </style:style>
    <style:style style:name="P86" style:family="paragraph" style:parent-style-name="Standard" style:list-style-name="L16">
      <style:text-properties fo:font-size="12pt" fo:font-weight="normal" officeooo:rsid="004b94f4" officeooo:paragraph-rsid="004b94f4" style:font-size-asian="12pt" style:font-weight-asian="normal" style:font-size-complex="12pt" style:font-weight-complex="normal"/>
    </style:style>
    <style:style style:name="P87" style:family="paragraph" style:parent-style-name="Standard" style:list-style-name="L16">
      <style:text-properties fo:font-size="12pt" fo:font-weight="normal" officeooo:rsid="004ccf64" officeooo:paragraph-rsid="004ccf64" style:font-size-asian="12pt" style:font-weight-asian="normal" style:font-size-complex="12pt" style:font-weight-complex="normal"/>
    </style:style>
    <style:style style:name="P88" style:family="paragraph" style:parent-style-name="Standard" style:list-style-name="L16">
      <style:text-properties fo:font-size="12pt" fo:font-weight="normal" officeooo:rsid="004eabe1" officeooo:paragraph-rsid="004eabe1" style:font-size-asian="12pt" style:font-weight-asian="normal" style:font-size-complex="12pt" style:font-weight-complex="normal"/>
    </style:style>
    <style:style style:name="P89" style:family="paragraph" style:parent-style-name="Standard" style:list-style-name="L17">
      <style:text-properties fo:font-size="12pt" fo:font-weight="normal" officeooo:rsid="0017b55b" officeooo:paragraph-rsid="0017b55b" style:font-size-asian="12pt" style:font-weight-asian="normal" style:font-size-complex="12pt" style:font-weight-complex="normal"/>
    </style:style>
    <style:style style:name="P90" style:family="paragraph" style:parent-style-name="Standard" style:list-style-name="L23">
      <style:text-properties fo:font-size="12pt" fo:font-weight="normal" officeooo:rsid="0017b55b" officeooo:paragraph-rsid="0017b55b" style:font-size-asian="12pt" style:font-weight-asian="normal" style:font-size-complex="12pt" style:font-weight-complex="normal"/>
    </style:style>
    <style:style style:name="P91" style:family="paragraph" style:parent-style-name="Standard" style:list-style-name="L18">
      <style:text-properties fo:font-size="12pt" fo:font-weight="normal" officeooo:rsid="003597ec" officeooo:paragraph-rsid="003597ec" style:font-size-asian="12pt" style:font-weight-asian="normal" style:font-size-complex="12pt" style:font-weight-complex="normal"/>
    </style:style>
    <style:style style:name="P92" style:family="paragraph" style:parent-style-name="Standard" style:list-style-name="L19">
      <style:text-properties fo:font-size="12pt" fo:font-weight="normal" officeooo:rsid="004a51a4" officeooo:paragraph-rsid="004a51a4" style:font-size-asian="12pt" style:font-weight-asian="normal" style:font-size-complex="12pt" style:font-weight-complex="normal"/>
    </style:style>
    <style:style style:name="P93" style:family="paragraph" style:parent-style-name="Standard" style:list-style-name="L20">
      <style:text-properties fo:font-size="12pt" fo:font-weight="normal" officeooo:rsid="0018469c" officeooo:paragraph-rsid="00186fbd" style:font-size-asian="12pt" style:font-weight-asian="normal" style:font-size-complex="12pt" style:font-weight-complex="normal"/>
    </style:style>
    <style:style style:name="P94" style:family="paragraph" style:parent-style-name="Standard" style:list-style-name="L23">
      <style:text-properties fo:font-size="12pt" fo:font-weight="normal" officeooo:rsid="0018469c" officeooo:paragraph-rsid="0018469c" style:font-size-asian="12pt" style:font-weight-asian="normal" style:font-size-complex="12pt" style:font-weight-complex="normal"/>
    </style:style>
    <style:style style:name="P95" style:family="paragraph" style:parent-style-name="Standard" style:list-style-name="L24">
      <style:text-properties fo:font-size="12pt" fo:font-weight="normal" officeooo:rsid="0018469c" officeooo:paragraph-rsid="0018469c" style:font-size-asian="12pt" style:font-weight-asian="normal" style:font-size-complex="12pt" style:font-weight-complex="normal"/>
    </style:style>
    <style:style style:name="P96" style:family="paragraph" style:parent-style-name="Standard" style:list-style-name="L20">
      <style:text-properties fo:font-size="12pt" fo:font-weight="normal" officeooo:rsid="0025e129" officeooo:paragraph-rsid="0025e129" style:font-size-asian="12pt" style:font-weight-asian="normal" style:font-size-complex="12pt" style:font-weight-complex="normal"/>
    </style:style>
    <style:style style:name="P97" style:family="paragraph" style:parent-style-name="Standard" style:list-style-name="L24">
      <style:text-properties fo:font-size="12pt" fo:font-weight="normal" officeooo:rsid="002bcbb1" officeooo:paragraph-rsid="002bcbb1" style:font-size-asian="12pt" style:font-weight-asian="normal" style:font-size-complex="12pt" style:font-weight-complex="normal"/>
    </style:style>
    <style:style style:name="P98" style:family="paragraph" style:parent-style-name="Standard" style:list-style-name="L25">
      <style:text-properties fo:font-size="12pt" fo:font-weight="normal" officeooo:rsid="0024198e" officeooo:paragraph-rsid="0024198e" style:font-size-asian="12pt" style:font-weight-asian="normal" style:font-size-complex="12pt" style:font-weight-complex="normal"/>
    </style:style>
    <style:style style:name="P99" style:family="paragraph" style:parent-style-name="Standard" style:list-style-name="L25">
      <style:text-properties fo:font-size="12pt" fo:font-weight="normal" officeooo:rsid="0026f547" officeooo:paragraph-rsid="0026f547" style:font-size-asian="12pt" style:font-weight-asian="normal" style:font-size-complex="12pt" style:font-weight-complex="normal"/>
    </style:style>
    <style:style style:name="P100" style:family="paragraph" style:parent-style-name="Standard" style:list-style-name="L28">
      <style:text-properties fo:font-size="12pt" fo:font-weight="normal" officeooo:rsid="003dffa0" officeooo:paragraph-rsid="003dffa0" style:font-size-asian="12pt" style:font-weight-asian="normal" style:font-size-complex="12pt" style:font-weight-complex="normal"/>
    </style:style>
    <style:style style:name="P101" style:family="paragraph" style:parent-style-name="Standard" style:list-style-name="L31">
      <style:text-properties fo:font-size="12pt" fo:font-weight="normal" officeooo:rsid="002eb109" officeooo:paragraph-rsid="002eb109" style:font-size-asian="12pt" style:font-weight-asian="normal" style:font-size-complex="12pt" style:font-weight-complex="normal"/>
    </style:style>
    <style:style style:name="P102" style:family="paragraph" style:parent-style-name="Standard" style:list-style-name="L32">
      <style:text-properties fo:font-size="12pt" fo:font-weight="normal" officeooo:rsid="00306d04" officeooo:paragraph-rsid="00306d04" style:font-size-asian="12pt" style:font-weight-asian="normal" style:font-size-complex="12pt" style:font-weight-complex="normal"/>
    </style:style>
    <style:style style:name="P103" style:family="paragraph" style:parent-style-name="Standard" style:list-style-name="L33">
      <style:text-properties fo:font-size="12pt" fo:font-weight="normal" officeooo:rsid="00306d04" officeooo:paragraph-rsid="00306d04" style:font-size-asian="12pt" style:font-weight-asian="normal" style:font-size-complex="12pt" style:font-weight-complex="normal"/>
    </style:style>
    <style:style style:name="P104" style:family="paragraph" style:parent-style-name="Standard" style:list-style-name="L26">
      <style:text-properties fo:font-size="12pt" fo:font-weight="normal" officeooo:rsid="0026f547" officeooo:paragraph-rsid="0026f547" style:font-size-asian="10.5pt" style:font-weight-asian="normal" style:font-size-complex="12pt" style:font-weight-complex="normal"/>
    </style:style>
    <style:style style:name="P105" style:family="paragraph" style:parent-style-name="Standard">
      <style:text-properties fo:font-size="12pt" fo:font-weight="normal" officeooo:rsid="00536efe" officeooo:paragraph-rsid="00536efe" style:font-size-asian="10.5pt" style:font-weight-asian="normal" style:font-size-complex="12pt" style:font-weight-complex="normal"/>
    </style:style>
    <style:style style:name="P106" style:family="paragraph" style:parent-style-name="Standard">
      <style:text-properties fo:font-size="12pt" fo:font-weight="normal" officeooo:rsid="00536efe" officeooo:paragraph-rsid="0053bf14" style:font-size-asian="10.5pt" style:font-weight-asian="normal" style:font-size-complex="12pt" style:font-weight-complex="normal"/>
    </style:style>
    <style:style style:name="P107" style:family="paragraph" style:parent-style-name="Standard">
      <style:text-properties fo:font-size="12pt" fo:font-weight="normal" officeooo:rsid="005a8914" officeooo:paragraph-rsid="005a8914" style:font-size-asian="10.5pt" style:font-weight-asian="normal" style:font-size-complex="12pt" style:font-weight-complex="normal"/>
    </style:style>
    <style:style style:name="P108" style:family="paragraph" style:parent-style-name="Standard" style:list-style-name="L15">
      <style:text-properties fo:font-size="12pt" fo:font-weight="bold" officeooo:rsid="0018469c" officeooo:paragraph-rsid="0018b4c9" style:font-size-asian="12pt" style:font-weight-asian="bold" style:font-size-complex="12pt" style:font-weight-complex="bold"/>
    </style:style>
    <style:style style:name="P109" style:family="paragraph" style:parent-style-name="Standard" style:list-style-name="L17">
      <style:text-properties fo:font-size="12pt" fo:font-weight="bold" officeooo:rsid="0018469c" officeooo:paragraph-rsid="0018b4c9" style:font-size-asian="12pt" style:font-weight-asian="bold" style:font-size-complex="12pt" style:font-weight-complex="bold"/>
    </style:style>
    <style:style style:name="P110" style:family="paragraph" style:parent-style-name="Standard" style:list-style-name="L26">
      <style:text-properties fo:font-size="12pt" fo:font-weight="bold" officeooo:rsid="0018469c" officeooo:paragraph-rsid="0026f547" style:font-size-asian="12pt" style:font-weight-asian="bold" style:font-size-complex="12pt" style:font-weight-complex="bold"/>
    </style:style>
    <style:style style:name="P111" style:family="paragraph" style:parent-style-name="Standard" style:list-style-name="L20">
      <style:text-properties fo:font-size="12pt" fo:font-weight="bold" officeooo:rsid="0025e129" officeooo:paragraph-rsid="0025e129" style:font-size-asian="12pt" style:font-weight-asian="bold" style:font-size-complex="12pt" style:font-weight-complex="bold"/>
    </style:style>
    <style:style style:name="P112" style:family="paragraph" style:parent-style-name="Standard" style:list-style-name="L25">
      <style:text-properties fo:font-size="12pt" fo:font-weight="bold" officeooo:rsid="0025e129" officeooo:paragraph-rsid="0025e129" style:font-size-asian="12pt" style:font-weight-asian="bold" style:font-size-complex="12pt" style:font-weight-complex="bold"/>
    </style:style>
    <style:style style:name="P113" style:family="paragraph" style:parent-style-name="Standard" style:list-style-name="L24">
      <style:text-properties fo:font-size="12pt" fo:font-weight="bold" officeooo:rsid="002bcbb1" officeooo:paragraph-rsid="002bcbb1" style:font-size-asian="12pt" style:font-weight-asian="bold" style:font-size-complex="12pt" style:font-weight-complex="bold"/>
    </style:style>
    <style:style style:name="P114" style:family="paragraph" style:parent-style-name="Standard" style:list-style-name="L27">
      <style:text-properties fo:font-size="12pt" fo:font-weight="bold" officeooo:rsid="00281f6b" officeooo:paragraph-rsid="00281f6b" style:font-size-asian="12pt" style:font-weight-asian="bold" style:font-size-complex="12pt" style:font-weight-complex="bold"/>
    </style:style>
    <style:style style:name="P115" style:family="paragraph" style:parent-style-name="Standard" style:list-style-name="L29">
      <style:text-properties fo:font-size="12pt" fo:font-weight="bold" officeooo:rsid="00281f6b" officeooo:paragraph-rsid="00281f6b" style:font-size-asian="12pt" style:font-weight-asian="bold" style:font-size-complex="12pt" style:font-weight-complex="bold"/>
    </style:style>
    <style:style style:name="P116" style:family="paragraph" style:parent-style-name="Standard" style:list-style-name="L29">
      <style:text-properties fo:font-size="12pt" fo:font-weight="bold" officeooo:rsid="002a19f2" officeooo:paragraph-rsid="002a19f2" style:font-size-asian="12pt" style:font-weight-asian="bold" style:font-size-complex="12pt" style:font-weight-complex="bold"/>
    </style:style>
    <style:style style:name="P117" style:family="paragraph" style:parent-style-name="Standard" style:list-style-name="L30">
      <style:text-properties fo:font-size="12pt" fo:font-weight="bold" officeooo:rsid="002a19f2" officeooo:paragraph-rsid="002a19f2" style:font-size-asian="12pt" style:font-weight-asian="bold" style:font-size-complex="12pt" style:font-weight-complex="bold"/>
    </style:style>
    <style:style style:name="P118" style:family="paragraph" style:parent-style-name="Standard" style:list-style-name="L32">
      <style:text-properties fo:font-size="12pt" fo:font-weight="bold" officeooo:rsid="00306d04" officeooo:paragraph-rsid="00306d04" style:font-size-asian="12pt" style:font-weight-asian="bold" style:font-size-complex="12pt" style:font-weight-complex="bold"/>
    </style:style>
    <style:style style:name="P119" style:family="paragraph" style:parent-style-name="Standard" style:list-style-name="L33">
      <style:text-properties fo:font-size="12pt" fo:font-weight="bold" officeooo:rsid="00306d04" officeooo:paragraph-rsid="00306d04" style:font-size-asian="12pt" style:font-weight-asian="bold" style:font-size-complex="12pt" style:font-weight-complex="bold"/>
    </style:style>
    <style:style style:name="P120" style:family="paragraph" style:parent-style-name="Standard">
      <style:text-properties fo:font-size="12pt" fo:font-weight="bold" officeooo:rsid="00536efe" officeooo:paragraph-rsid="00536efe" style:font-size-asian="10.5pt" style:font-weight-asian="bold" style:font-size-complex="12pt" style:font-weight-complex="bold"/>
    </style:style>
    <style:style style:name="P121" style:family="paragraph" style:parent-style-name="Standard" style:list-style-name="L16">
      <style:text-properties style:text-position="0% 100%" fo:font-size="12pt" fo:font-weight="normal" officeooo:rsid="004ccf64" officeooo:paragraph-rsid="004ccf64" style:font-size-asian="12pt" style:font-weight-asian="normal" style:font-size-complex="12pt" style:font-weight-complex="normal"/>
    </style:style>
    <style:style style:name="P122" style:family="paragraph" style:parent-style-name="Standard">
      <style:text-properties fo:font-size="14pt" fo:font-weight="bold" officeooo:rsid="00536efe" officeooo:paragraph-rsid="00536efe" style:font-size-asian="12.25pt" style:font-weight-asian="bold" style:font-size-complex="14pt" style:font-weight-complex="bold"/>
    </style:style>
    <style:style style:name="P123" style:family="paragraph" style:parent-style-name="Standard">
      <style:text-properties fo:color="#7e3fbe" fo:font-size="10pt" fo:font-weight="normal" officeooo:rsid="00540fa8" officeooo:paragraph-rsid="00540fa8" style:font-size-asian="10pt" style:font-weight-asian="normal" style:font-size-complex="10pt" style:font-weight-complex="normal"/>
    </style:style>
    <style:style style:name="P124" style:family="paragraph" style:parent-style-name="Standard">
      <style:text-properties fo:color="#5300a8" fo:font-size="10pt" fo:font-weight="normal" officeooo:rsid="0053bf14" officeooo:paragraph-rsid="0053bf14" style:font-size-asian="10pt" style:font-weight-asian="normal" style:font-size-complex="10pt" style:font-weight-complex="normal"/>
    </style:style>
    <style:style style:name="P125" style:family="paragraph" style:parent-style-name="Standard">
      <style:text-properties fo:color="#5300a8" fo:font-size="10pt" fo:font-weight="normal" officeooo:rsid="00536efe" officeooo:paragraph-rsid="0053bf14" style:font-size-asian="10pt" style:font-weight-asian="normal" style:font-size-complex="10pt" style:font-weight-complex="normal"/>
    </style:style>
    <style:style style:name="P126" style:family="paragraph" style:parent-style-name="Standard">
      <style:text-properties fo:color="#000000" fo:font-size="12pt" fo:font-weight="bold" officeooo:rsid="00540fa8" officeooo:paragraph-rsid="00540fa8" style:font-size-asian="10.5pt" style:font-weight-asian="bold" style:font-size-complex="12pt" style:font-weight-complex="bold"/>
    </style:style>
    <style:style style:name="P127" style:family="paragraph" style:parent-style-name="Standard">
      <style:text-properties fo:color="#000000" fo:font-size="12pt" fo:font-weight="bold" officeooo:rsid="0054a54d" officeooo:paragraph-rsid="0054a54d" style:font-size-asian="10.5pt" style:font-weight-asian="bold" style:font-size-complex="12pt" style:font-weight-complex="bold"/>
    </style:style>
    <style:style style:name="P128" style:family="paragraph" style:parent-style-name="Standard" style:list-style-name="L34">
      <style:text-properties fo:color="#000000" fo:font-size="12pt" fo:font-weight="bold" officeooo:rsid="0054a54d" officeooo:paragraph-rsid="0054a54d" style:font-size-asian="10.5pt" style:font-weight-asian="bold" style:font-size-complex="12pt" style:font-weight-complex="bold"/>
    </style:style>
    <style:style style:name="P129" style:family="paragraph" style:parent-style-name="Standard" style:list-style-name="L34">
      <style:text-properties fo:color="#000000" fo:font-size="12pt" fo:font-weight="bold" officeooo:rsid="0054a54d" officeooo:paragraph-rsid="0056418e" style:font-size-asian="10.5pt" style:font-weight-asian="bold" style:font-size-complex="12pt" style:font-weight-complex="bold"/>
    </style:style>
    <style:style style:name="P130" style:family="paragraph" style:parent-style-name="Standard" style:list-style-name="L34">
      <style:text-properties fo:color="#000000" fo:font-size="12pt" fo:font-weight="bold" officeooo:rsid="0056418e" officeooo:paragraph-rsid="0056418e" style:font-size-asian="10.5pt" style:font-weight-asian="bold" style:font-size-complex="12pt" style:font-weight-complex="bold"/>
    </style:style>
    <style:style style:name="P131" style:family="paragraph" style:parent-style-name="Standard" style:list-style-name="L34">
      <style:text-properties fo:color="#000000" fo:font-size="12pt" fo:font-weight="bold" officeooo:rsid="0058204a" officeooo:paragraph-rsid="0058204a" style:font-size-asian="10.5pt" style:font-weight-asian="bold" style:font-size-complex="12pt" style:font-weight-complex="bold"/>
    </style:style>
    <style:style style:name="P132" style:family="paragraph" style:parent-style-name="Standard" style:list-style-name="L34">
      <style:text-properties fo:color="#000000" fo:font-size="12pt" fo:font-weight="bold" officeooo:rsid="00586967" officeooo:paragraph-rsid="00586967" style:font-size-asian="10.5pt" style:font-weight-asian="bold" style:font-size-complex="12pt" style:font-weight-complex="bold"/>
    </style:style>
    <style:style style:name="P133" style:family="paragraph" style:parent-style-name="Standard">
      <style:text-properties fo:color="#000000" fo:font-size="12pt" fo:font-weight="bold" officeooo:rsid="0058887f" officeooo:paragraph-rsid="0058887f" style:font-size-asian="10.5pt" style:font-weight-asian="bold" style:font-size-complex="12pt" style:font-weight-complex="bold"/>
    </style:style>
    <style:style style:name="P134" style:family="paragraph" style:parent-style-name="Standard">
      <style:text-properties fo:color="#000000" fo:font-size="12pt" fo:font-weight="bold" officeooo:rsid="005a7080" officeooo:paragraph-rsid="005a7080" style:font-size-asian="10.5pt" style:font-weight-asian="bold" style:font-size-complex="12pt" style:font-weight-complex="bold"/>
    </style:style>
    <style:style style:name="P135" style:family="paragraph" style:parent-style-name="Standard">
      <style:text-properties fo:color="#000000" fo:font-size="12pt" fo:font-weight="normal" officeooo:rsid="00540fa8" officeooo:paragraph-rsid="00540fa8" style:font-size-asian="10.5pt" style:font-weight-asian="normal" style:font-size-complex="12pt" style:font-weight-complex="normal"/>
    </style:style>
    <style:style style:name="P136" style:family="paragraph" style:parent-style-name="Standard">
      <style:text-properties fo:color="#000000" fo:font-size="12pt" fo:font-weight="normal" officeooo:rsid="0054a54d" officeooo:paragraph-rsid="0054a54d" style:font-size-asian="10.5pt" style:font-weight-asian="normal" style:font-size-complex="12pt" style:font-weight-complex="normal"/>
    </style:style>
    <style:style style:name="P137" style:family="paragraph" style:parent-style-name="Standard">
      <style:text-properties fo:color="#000000" fo:font-size="12pt" fo:font-weight="normal" officeooo:rsid="0058887f" officeooo:paragraph-rsid="0058887f" style:font-size-asian="10.5pt" style:font-weight-asian="normal" style:font-size-complex="12pt" style:font-weight-complex="normal"/>
    </style:style>
    <style:style style:name="P138" style:family="paragraph" style:parent-style-name="Standard">
      <style:text-properties fo:color="#000000" fo:font-size="12pt" fo:font-weight="normal" officeooo:rsid="0058887f" officeooo:paragraph-rsid="005a8914" style:font-size-asian="10.5pt" style:font-weight-asian="normal" style:font-size-complex="12pt" style:font-weight-complex="normal"/>
    </style:style>
    <style:style style:name="P139" style:family="paragraph" style:parent-style-name="Standard">
      <style:text-properties fo:color="#000000" fo:font-size="12pt" fo:font-weight="normal" officeooo:rsid="005a7080" officeooo:paragraph-rsid="005a7080" style:font-size-asian="10.5pt" style:font-weight-asian="normal" style:font-size-complex="12pt" style:font-weight-complex="normal"/>
    </style:style>
    <style:style style:name="P140" style:family="paragraph" style:parent-style-name="Standard">
      <style:text-properties fo:color="#000000" fo:font-size="12pt" fo:font-weight="normal" officeooo:rsid="005a8914" officeooo:paragraph-rsid="005a8914" style:font-size-asian="10.5pt" style:font-weight-asian="normal" style:font-size-complex="12pt" style:font-weight-complex="normal"/>
    </style:style>
    <style:style style:name="P141" style:family="paragraph" style:parent-style-name="Standard">
      <style:text-properties fo:color="#000000" fo:font-size="14pt" fo:font-weight="bold" officeooo:rsid="0058887f" officeooo:paragraph-rsid="0058887f" style:font-size-asian="12.25pt" style:font-weight-asian="bold" style:font-size-complex="14pt" style:font-weight-complex="bold"/>
    </style:style>
    <style:style style:name="P142" style:family="paragraph" style:parent-style-name="Standard">
      <style:paragraph-properties fo:break-before="page"/>
      <style:text-properties fo:font-size="16pt" fo:font-weight="bold" officeooo:rsid="001bf3c5" officeooo:paragraph-rsid="001bf3c5" style:font-size-asian="14pt" style:font-weight-asian="bold" style:font-size-complex="16pt" style:font-weight-complex="bold"/>
    </style:style>
    <style:style style:name="P143" style:family="paragraph" style:parent-style-name="Standard">
      <style:paragraph-properties fo:break-before="page"/>
      <style:text-properties fo:font-size="16pt" fo:font-weight="bold" officeooo:rsid="00536efe" officeooo:paragraph-rsid="00536efe" style:font-size-asian="14pt" style:font-weight-asian="bold" style:font-size-complex="16pt" style:font-weight-complex="bold"/>
    </style:style>
    <style:style style:name="P144" style:family="paragraph" style:parent-style-name="Standard">
      <style:paragraph-properties fo:break-before="page"/>
      <style:text-properties fo:color="#000000" fo:font-size="14pt" fo:font-weight="bold" officeooo:rsid="0058887f" officeooo:paragraph-rsid="0058887f" style:font-size-asian="12.25pt" style:font-weight-asian="bold" style:font-size-complex="14pt" style:font-weight-complex="bold"/>
    </style:style>
    <style:style style:name="T1" style:family="text">
      <style:text-properties officeooo:rsid="00168bfe"/>
    </style:style>
    <style:style style:name="T2" style:family="text">
      <style:text-properties officeooo:rsid="001729a4"/>
    </style:style>
    <style:style style:name="T3" style:family="text">
      <style:text-properties fo:font-weight="bold" style:font-weight-asian="bold" style:font-weight-complex="bold"/>
    </style:style>
    <style:style style:name="T4" style:family="text">
      <style:text-properties fo:font-weight="bold" officeooo:rsid="001729a4" style:font-weight-asian="bold" style:font-weight-complex="bold"/>
    </style:style>
    <style:style style:name="T5" style:family="text">
      <style:text-properties style:text-position="super 58%"/>
    </style:style>
    <style:style style:name="T6" style:family="text">
      <style:text-properties style:text-position="super 58%" officeooo:rsid="004eabe1"/>
    </style:style>
    <style:style style:name="T7" style:family="text">
      <style:text-properties fo:font-weight="normal" style:font-weight-asian="normal" style:font-weight-complex="normal"/>
    </style:style>
    <style:style style:name="T8" style:family="text">
      <style:text-properties fo:font-weight="normal" officeooo:rsid="0018b4c9" style:font-weight-asian="normal" style:font-weight-complex="normal"/>
    </style:style>
    <style:style style:name="T9" style:family="text">
      <style:text-properties fo:font-weight="normal" officeooo:rsid="0018469c" style:font-weight-asian="normal" style:font-weight-complex="normal"/>
    </style:style>
    <style:style style:name="T10" style:family="text">
      <style:text-properties fo:font-weight="normal" officeooo:rsid="002a19f2" style:font-weight-asian="normal" style:font-weight-complex="normal"/>
    </style:style>
    <style:style style:name="T11" style:family="text">
      <style:text-properties fo:font-weight="normal" officeooo:rsid="002eb109" style:font-weight-asian="normal" style:font-weight-complex="normal"/>
    </style:style>
    <style:style style:name="T12" style:family="text">
      <style:text-properties fo:font-weight="normal" officeooo:rsid="003dffa0" style:font-weight-asian="normal" style:font-weight-complex="normal"/>
    </style:style>
    <style:style style:name="T13" style:family="text">
      <style:text-properties fo:font-weight="normal" officeooo:rsid="0056418e" style:font-weight-asian="normal" style:font-weight-complex="normal"/>
    </style:style>
    <style:style style:name="T14" style:family="text">
      <style:text-properties fo:font-weight="normal" officeooo:rsid="00586967" style:font-weight-asian="normal" style:font-weight-complex="normal"/>
    </style:style>
    <style:style style:name="T15" style:family="text">
      <style:text-properties officeooo:rsid="0018469c"/>
    </style:style>
    <style:style style:name="T16" style:family="text">
      <style:text-properties officeooo:rsid="0024198e"/>
    </style:style>
    <style:style style:name="T17" style:family="text">
      <style:text-properties officeooo:rsid="0031f63a"/>
    </style:style>
    <style:style style:name="T18" style:family="text">
      <style:text-properties officeooo:rsid="0033fb32"/>
    </style:style>
    <style:style style:name="T19" style:family="text">
      <style:text-properties officeooo:rsid="00387d24"/>
    </style:style>
    <style:style style:name="T20" style:family="text">
      <style:text-properties officeooo:rsid="00396b45"/>
    </style:style>
    <style:style style:name="T21" style:family="text">
      <style:text-properties officeooo:rsid="003afbf3"/>
    </style:style>
    <style:style style:name="T22" style:family="text">
      <style:text-properties officeooo:rsid="003c5e6a"/>
    </style:style>
    <style:style style:name="T23" style:family="text">
      <style:text-properties officeooo:rsid="004251b1"/>
    </style:style>
    <style:style style:name="T24" style:family="text">
      <style:text-properties officeooo:rsid="00490098"/>
    </style:style>
    <style:style style:name="T25" style:family="text">
      <style:text-properties officeooo:rsid="004eabe1"/>
    </style:style>
    <style:style style:name="T26" style:family="text">
      <style:text-properties officeooo:rsid="0050e028"/>
    </style:style>
    <style:style style:name="T27" style:family="text">
      <style:text-properties officeooo:rsid="0051c6f0"/>
    </style:style>
    <style:style style:name="T28" style:family="text">
      <style:text-properties officeooo:rsid="0053bf14"/>
    </style:style>
    <style:style style:name="T29" style:family="text">
      <style:text-properties fo:color="#5300a8"/>
    </style:style>
    <style:style style:name="T30" style:family="text">
      <style:text-properties fo:color="#5300a8" officeooo:rsid="005a7080"/>
    </style:style>
    <style:style style:name="T31" style:family="text">
      <style:text-properties officeooo:rsid="0054a54d"/>
    </style:style>
    <style:style style:name="T32" style:family="text">
      <style:text-properties officeooo:rsid="0056418e"/>
    </style:style>
    <style:style style:name="T33" style:family="text">
      <style:text-properties officeooo:rsid="00586967"/>
    </style:style>
    <style:style style:name="T34" style:family="text">
      <style:text-properties officeooo:rsid="005a7080"/>
    </style:style>
    <style:style style:name="T35" style:family="text">
      <style:text-properties fo:font-style="italic" style:font-style-asian="italic" style:font-style-complex="italic"/>
    </style:style>
    <style:style style:name="T36" style:family="text">
      <style:text-properties fo:font-style="italic" officeooo:rsid="005a7080" style:font-style-asian="italic" style:font-style-complex="italic"/>
    </style:style>
    <style:style style:name="T37" style:family="text">
      <style:text-properties fo:font-style="italic" officeooo:rsid="005a8914" style:font-style-asian="italic" style:font-style-complex="italic"/>
    </style:style>
    <style:style style:name="T38" style:family="text">
      <style:text-properties fo:font-style="normal" fo:font-weight="normal" officeooo:rsid="005a7080"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Venture</text:p>
      <text:p text:style-name="P46"/>
      <text:p text:style-name="P49">Agents</text:p>
      <text:p text:style-name="P7">Agents are contracted companies your station hires to supply the station and its ships with the necessary employees for operation. Agents act as a singular paying entity, dealing with the individual salaries of the employees it has contracted to you for you, as well as offering a quick and easy way to scale the number of employees.</text:p>
      <text:p text:style-name="P8">Agents have specialisations that make them uniquely capable of fulfilling specific employment roles on the station and in space, such that selecting agents becomes a critical component of station efficiency.</text:p>
      <text:p text:style-name="P9">A station can only have a single agent per employment classification, as such careful consideration of competing agents for employment obligations is necessary.</text:p>
      <text:p text:style-name="P9"/>
      <text:list xml:id="list1360683009" text:style-name="L1">
        <text:list-item>
          <text:p text:style-name="P51">Have employees</text:p>
        </text:list-item>
        <text:list-item>
          <text:p text:style-name="P51">Have roles/specialisations</text:p>
          <text:list>
            <text:list-item>
              <text:p text:style-name="P51">Farming</text:p>
            </text:list-item>
            <text:list-item>
              <text:p text:style-name="P51">Mining</text:p>
            </text:list-item>
            <text:list-item>
              <text:p text:style-name="P51">Hauling</text:p>
            </text:list-item>
            <text:list-item>
              <text:p text:style-name="P51">Fabricating</text:p>
            </text:list-item>
            <text:list-item>
              <text:p text:style-name="P51">Trading</text:p>
            </text:list-item>
            <text:list-item>
              <text:p text:style-name="P53">Research and Development</text:p>
            </text:list-item>
          </text:list>
        </text:list-item>
        <text:list-item>
          <text:p text:style-name="P51">Have a contracting cost, <text:span text:style-name="T19">based on number of employees</text:span></text:p>
        </text:list-item>
        <text:list-item>
          <text:p text:style-name="P52">Can have own resources, <text:span text:style-name="T20">including ships</text:span></text:p>
        </text:list-item>
      </text:list>
      <text:p text:style-name="Standard"/>
      <text:p text:style-name="P46"/>
      <text:p text:style-name="P49">Stations</text:p>
      <text:p text:style-name="P42">Modules</text:p>
      <text:list xml:id="list2810850034" text:style-name="L2">
        <text:list-item>
          <text:p text:style-name="P54">All modules have size classifications. This changes the attributes of the module.</text:p>
          <text:list>
            <text:list-item>
              <text:p text:style-name="P55">These are min<text:span text:style-name="T26">im</text:span>um sizes, not limitations to actual module size.</text:p>
            </text:list-item>
          </text:list>
        </text:list-item>
      </text:list>
      <text:list xml:id="list2372586274" text:style-name="L3">
        <text:list-item>
          <text:p text:style-name="P56">Tiny</text:p>
        </text:list-item>
      </text:list>
      <text:list xml:id="list720854990" text:style-name="L4">
        <text:list-item>
          <text:p text:style-name="P59">4x4x4m</text:p>
        </text:list-item>
      </text:list>
      <text:list xml:id="list191334653963920" text:continue-list="list2372586274" text:style-name="L3">
        <text:list-item>
          <text:p text:style-name="P57">Small</text:p>
        </text:list-item>
      </text:list>
      <text:list xml:id="list922066310" text:style-name="L5">
        <text:list-item>
          <text:p text:style-name="P60">16x16x16m</text:p>
        </text:list-item>
      </text:list>
      <text:list xml:id="list191334682573053" text:continue-list="list191334653963920" text:style-name="L3">
        <text:list-item>
          <text:p text:style-name="P56">Medium</text:p>
        </text:list-item>
      </text:list>
      <text:list xml:id="list1357726794" text:style-name="L6">
        <text:list-item>
          <text:p text:style-name="P62">64x64x64m</text:p>
        </text:list-item>
      </text:list>
      <text:list xml:id="list191335567032234" text:continue-list="list191334682573053" text:style-name="L3">
        <text:list-item>
          <text:p text:style-name="P56">Large</text:p>
        </text:list-item>
      </text:list>
      <text:list xml:id="list3745432022" text:style-name="L7">
        <text:list-item>
          <text:p text:style-name="P63">256x256x256m</text:p>
        </text:list-item>
      </text:list>
      <text:list xml:id="list191334116893402" text:continue-list="list191335567032234" text:style-name="L3">
        <text:list-item>
          <text:p text:style-name="P56">Huge</text:p>
        </text:list-item>
      </text:list>
      <text:list xml:id="list3356068714" text:style-name="L8">
        <text:list-item>
          <text:p text:style-name="P61">1024x1024x1024m</text:p>
        </text:list-item>
      </text:list>
      <text:list xml:id="list191334732694008" text:continue-list="list2810850034" text:style-name="L2">
        <text:list-item>
          <text:p text:style-name="P54">All modules have employee limits.</text:p>
        </text:list-item>
        <text:list-item>
          <text:p text:style-name="P54">All modules have <text:span text:style-name="T1">construction </text:span>resource costs.</text:p>
        </text:list-item>
        <text:list-item>
          <text:p text:style-name="P54">All modules have operati<text:span text:style-name="T1">on resource </text:span>costs.</text:p>
        </text:list-item>
        <text:list-item>
          <text:p text:style-name="P64">All modules have hardpoints, which are used to attach modules together.</text:p>
        </text:list-item>
        <text:list-item>
          <text:p text:style-name="P65">Modules may have softpoints, which are used to attach devices, arrays, and equipment to.</text:p>
        </text:list-item>
        <text:list-item>
          <text:p text:style-name="P66">All modules have inventories.</text:p>
        </text:list-item>
        <text:list-item>
          <text:p text:style-name="P58">All modules have power production/consumption.</text:p>
        </text:list-item>
        <text:list-item>
          <text:p text:style-name="P58">All modules have power transfer loss.</text:p>
        </text:list-item>
        <text:list-item>
          <text:p text:style-name="P67">All modules have desired resources, and forbidden resources.</text:p>
        </text:list-item>
        <text:list-item>
          <text:p text:style-name="P68">All modules have upgrades.</text:p>
          <text:list>
            <text:list-item>
              <text:p text:style-name="P68">Armouring</text:p>
            </text:list-item>
          </text:list>
        </text:list-item>
        <text:list-item>
          <text:p text:style-name="P68">All modules have <text:span text:style-name="T16">pressurization.</text:span></text:p>
          <text:list>
            <text:list-item>
              <text:p text:style-name="P65">Depressurized modules do not depressurize on loss of sufficient structural integrity, allowing them to avoid rapidly expanding debris cloud production.</text:p>
            </text:list-item>
          </text:list>
        </text:list-item>
        <text:list-item>
          <text:p text:style-name="P68">All modules have structural integrity.</text:p>
          <text:list>
            <text:list-item>
              <text:p text:style-name="P65">Sufficient loss of structural integrity results in the formation of debris clouds.</text:p>
            </text:list-item>
          </text:list>
        </text:list-item>
      </text:list>
      <text:p text:style-name="P34">Transport <text:span text:style-name="T24">Module</text:span> – <text:span text:style-name="T24">Path</text:span></text:p>
      <text:list xml:id="list2470952772" text:style-name="L9">
        <text:list-item>
          <text:p text:style-name="P69">Moves resources between connect<text:span text:style-name="T21">ed</text:span> modules.</text:p>
        </text:list-item>
        <text:list-item>
          <text:p text:style-name="P69">Moves resources in 1 direction at any given time, <text:span text:style-name="T21">per transit path</text:span>.</text:p>
        </text:list-item>
        <text:list-item>
          <text:p text:style-name="P69">Size dictates number of resource types that can be transported.</text:p>
          <text:list>
            <text:list-item>
              <text:p text:style-name="P69">Tiny</text:p>
            </text:list-item>
            <text:list-item>
              <text:p text:style-name="P70">Small</text:p>
            </text:list-item>
            <text:list-item>
              <text:p text:style-name="P69">Small <text:span text:style-name="T17">Composite</text:span></text:p>
              <text:list>
                <text:list-item>
                  <text:p text:style-name="P70">4 Tiny</text:p>
                </text:list-item>
              </text:list>
            </text:list-item>
            <text:list-item>
              <text:p text:style-name="P70">Medium</text:p>
            </text:list-item>
            <text:list-item>
              <text:p text:style-name="P69">Medium <text:span text:style-name="T17">Composite</text:span></text:p>
              <text:list>
                <text:list-item>
                  <text:p text:style-name="P70">8 Tiny</text:p>
                </text:list-item>
                <text:list-item>
                  <text:p text:style-name="P70">1 Small</text:p>
                </text:list-item>
              </text:list>
            </text:list-item>
            <text:list-item>
              <text:p text:style-name="P69">Large</text:p>
            </text:list-item>
            <text:list-item>
              <text:p text:style-name="P70">Large Composite</text:p>
              <text:list>
                <text:list-item>
                  <text:p text:style-name="P71">8 Tiny</text:p>
                </text:list-item>
                <text:list-item>
                  <text:p text:style-name="P72">8 Small</text:p>
                </text:list-item>
                <text:list-item>
                  <text:p text:style-name="P72">1 Medium</text:p>
                </text:list-item>
              </text:list>
            </text:list-item>
            <text:list-item>
              <text:p text:style-name="P69">Huge</text:p>
            </text:list-item>
            <text:list-item>
              <text:p text:style-name="P72"><text:soft-page-break/>Huge Composite</text:p>
              <text:list>
                <text:list-item>
                  <text:p text:style-name="P72"><text:span text:style-name="T18">36</text:span> Tiny</text:p>
                </text:list-item>
                <text:list-item>
                  <text:p text:style-name="P72">8 Small</text:p>
                </text:list-item>
                <text:list-item>
                  <text:p text:style-name="P72"><text:span text:style-name="T18">8</text:span> Medium</text:p>
                </text:list-item>
                <text:list-item>
                  <text:p text:style-name="P72">1 Large</text:p>
                </text:list-item>
              </text:list>
            </text:list-item>
          </text:list>
        </text:list-item>
        <text:list-item>
          <text:p text:style-name="P73">Transport modules can have sub-modules, depending on number of resource types that can be transported.</text:p>
        </text:list-item>
      </text:list>
      <text:p text:style-name="P37">Access-Way Module – Path</text:p>
      <text:list xml:id="list4071649271" text:style-name="L10">
        <text:list-item>
          <text:p text:style-name="P74">Moves people.</text:p>
        </text:list-item>
        <text:list-item>
          <text:p text:style-name="P74">Moves in both directions.</text:p>
        </text:list-item>
      </text:list>
      <text:p text:style-name="P35">Splitter Module</text:p>
      <text:list xml:id="list2686975950" text:style-name="L11">
        <text:list-item>
          <text:p text:style-name="P75">Has 2 input and 2 output hardpoints.</text:p>
        </text:list-item>
        <text:list-item>
          <text:p text:style-name="P75">Averages the inputs into the outputs.</text:p>
        </text:list-item>
      </text:list>
      <text:p text:style-name="P35">Filter Module</text:p>
      <text:list xml:id="list1552542813" text:style-name="L12">
        <text:list-item>
          <text:p text:style-name="P76">Has a thru-put, and any number of outputs (based on the configurations we make).</text:p>
        </text:list-item>
        <text:list-item>
          <text:p text:style-name="P76">Takes all resources of any type an output wants from the thru-put and averages it across all outputs that request it.</text:p>
        </text:list-item>
      </text:list>
      <text:p text:style-name="P35">Storage Module</text:p>
      <text:list xml:id="list759755020" text:style-name="L13">
        <text:list-item>
          <text:p text:style-name="P77">Does nothing.</text:p>
        </text:list-item>
        <text:list-item>
          <text:p text:style-name="P77">Has hardpoints, resources can be placed in its inventory, or taken from its inventory.</text:p>
        </text:list-item>
      </text:list>
      <text:p text:style-name="P35">Adapter Module</text:p>
      <text:list xml:id="list527674592" text:style-name="L14">
        <text:list-item>
          <text:p text:style-name="P78">Connects hardpoints of different sizes.</text:p>
        </text:list-item>
        <text:list-item>
          <text:p text:style-name="P78">Comes in many configurations.</text:p>
          <text:list>
            <text:list-item>
              <text:p text:style-name="P79">Tiny to Small</text:p>
            </text:list-item>
            <text:list-item>
              <text:p text:style-name="P79">Tiny to Medium</text:p>
            </text:list-item>
            <text:list-item>
              <text:p text:style-name="P79">Small to Tiny</text:p>
            </text:list-item>
            <text:list-item>
              <text:p text:style-name="P79">Small to Medium</text:p>
            </text:list-item>
            <text:list-item>
              <text:p text:style-name="P79">Small to Large</text:p>
            </text:list-item>
            <text:list-item>
              <text:p text:style-name="P79">Small Composite to 4 Tiny</text:p>
            </text:list-item>
            <text:list-item>
              <text:p text:style-name="P79">Medium to Tiny</text:p>
            </text:list-item>
            <text:list-item>
              <text:p text:style-name="P79">Medium to Small</text:p>
            </text:list-item>
            <text:list-item>
              <text:p text:style-name="P79">Medium to Large</text:p>
            </text:list-item>
            <text:list-item>
              <text:p text:style-name="P79">Medium to Huge</text:p>
            </text:list-item>
            <text:list-item>
              <text:p text:style-name="P79">Medium Composite to 8 Tiny and 1 Small.</text:p>
            </text:list-item>
            <text:list-item>
              <text:p text:style-name="P79">Large to Small</text:p>
            </text:list-item>
            <text:list-item>
              <text:p text:style-name="P79">Large to Medium</text:p>
            </text:list-item>
            <text:list-item>
              <text:p text:style-name="P79">Large to Huge</text:p>
            </text:list-item>
            <text:list-item>
              <text:p text:style-name="P79">Large Composite to 8 Tiny, 8 Small, and 1 Medium.</text:p>
            </text:list-item>
            <text:list-item>
              <text:p text:style-name="P79">Huge to Medium</text:p>
            </text:list-item>
            <text:list-item>
              <text:p text:style-name="P79">Huge to Large</text:p>
            </text:list-item>
            <text:list-item>
              <text:p text:style-name="P79">Huge Composite to 36 Tiny, 8 Small, 8 Medium, and 1 Large.</text:p>
            </text:list-item>
          </text:list>
        </text:list-item>
      </text:list>
      <text:p text:style-name="P36">Ring Module</text:p>
      <text:p text:style-name="P20">Hydroponics Module<text:span text:style-name="T2"> – Ring (Only)</text:span></text:p>
      <text:list xml:id="list1635586353" text:style-name="L15">
        <text:list-item>
          <text:p text:style-name="P80">Farming area in m<text:span text:style-name="T5">2</text:span></text:p>
        </text:list-item>
        <text:list-item>
          <text:p text:style-name="P85">Rings can be chained together, connected rings share inventory, <text:span text:style-name="T22">in the same way transport modules do, with increased inventory transfer between connected modules in comparison to module to module hardpoint connection</text:span>.</text:p>
        </text:list-item>
        <text:list-item>
          <text:p text:style-name="P108">Adjacency Benefit:<text:span text:style-name="T7"> </text:span><text:span text:style-name="T8">Increases farming efficiency.</text:span></text:p>
        </text:list-item>
      </text:list>
      <text:p text:style-name="P2"><text:span text:style-name="T3">Habitation Module</text:span><text:span text:style-name="T4"> – Ring</text:span></text:p>
      <text:list xml:id="list2410193930" text:style-name="L16">
        <text:list-item>
          <text:p text:style-name="P81"><text:soft-page-break/>Has a specific number of living quarters for agent employees</text:p>
        </text:list-item>
        <text:list-item>
          <text:p text:style-name="P81">Must have as many living quarters as employees on station at any one time.</text:p>
        </text:list-item>
        <text:list-item>
          <text:p text:style-name="P86">Several Forms:</text:p>
          <text:list>
            <text:list-item>
              <text:p text:style-name="P86">Tenement</text:p>
              <text:list>
                <text:list-item>
                  <text:p text:style-name="P86">Can be zero G</text:p>
                </text:list-item>
                <text:list-item>
                  <text:p text:style-name="P86">Compact</text:p>
                  <text:list>
                    <text:list-item>
                      <text:p text:style-name="P86"><text:span text:style-name="T25">2</text:span>m<text:span text:style-name="T6">2</text:span></text:p>
                    </text:list-item>
                  </text:list>
                </text:list-item>
                <text:list-item>
                  <text:p text:style-name="P86">Standard</text:p>
                  <text:list>
                    <text:list-item>
                      <text:p text:style-name="P86"><text:span text:style-name="T25">8</text:span>m<text:span text:style-name="T6">2</text:span></text:p>
                    </text:list-item>
                  </text:list>
                </text:list-item>
                <text:list-item>
                  <text:p text:style-name="P86">Luxury</text:p>
                  <text:list>
                    <text:list-item>
                      <text:p text:style-name="P86"><text:span text:style-name="T25">32</text:span>m<text:span text:style-name="T5">3</text:span></text:p>
                    </text:list-item>
                  </text:list>
                </text:list-item>
                <text:list-item>
                  <text:p text:style-name="P86">Suite</text:p>
                  <text:list>
                    <text:list-item>
                      <text:p text:style-name="P86"><text:span text:style-name="T25">256</text:span>m<text:span text:style-name="T6">2</text:span></text:p>
                    </text:list-item>
                  </text:list>
                </text:list-item>
              </text:list>
            </text:list-item>
            <text:list-item>
              <text:p text:style-name="P86">Row Housing</text:p>
              <text:list>
                <text:list-item>
                  <text:p text:style-name="P86">Cannot be zero G</text:p>
                </text:list-item>
                <text:list-item>
                  <text:p text:style-name="P121"><text:span text:style-name="T25">30</text:span>m<text:span text:style-name="T5">2</text:span></text:p>
                </text:list-item>
              </text:list>
            </text:list-item>
            <text:list-item>
              <text:p text:style-name="P86">Detached Housing</text:p>
              <text:list>
                <text:list-item>
                  <text:p text:style-name="P86">Cannot be zero G</text:p>
                </text:list-item>
                <text:list-item>
                  <text:p text:style-name="P87">100m<text:span text:style-name="T5">2</text:span></text:p>
                </text:list-item>
              </text:list>
            </text:list-item>
            <text:list-item>
              <text:p text:style-name="P86">Luxury Detached Housing</text:p>
              <text:list>
                <text:list-item>
                  <text:p text:style-name="P86">Cannot be zero G</text:p>
                </text:list-item>
                <text:list-item>
                  <text:p text:style-name="P87">256m<text:span text:style-name="T5">2</text:span></text:p>
                </text:list-item>
              </text:list>
            </text:list-item>
            <text:list-item>
              <text:p text:style-name="P86">Estate</text:p>
              <text:list>
                <text:list-item>
                  <text:p text:style-name="P86">Cannot be zero G</text:p>
                </text:list-item>
                <text:list-item>
                  <text:p text:style-name="P88"><text:span text:style-name="T27">2000</text:span>m<text:span text:style-name="T5">2</text:span></text:p>
                </text:list-item>
              </text:list>
            </text:list-item>
          </text:list>
        </text:list-item>
      </text:list>
      <text:p text:style-name="P19">Entertainment Module – Ring</text:p>
      <text:list xml:id="list4009417964" text:style-name="L17">
        <text:list-item>
          <text:p text:style-name="P89">Increases happiness based on current number of employees on station vs entertainment capacity.</text:p>
        </text:list-item>
        <text:list-item>
          <text:p text:style-name="P89">Capacity is measured in employees entertained.</text:p>
        </text:list-item>
        <text:list-item>
          <text:p text:style-name="P109">Adjacency Benefit:<text:span text:style-name="T7"> </text:span><text:span text:style-name="T8">Increases </text:span><text:span text:style-name="T11">happiness</text:span><text:span text:style-name="T8">.</text:span></text:p>
        </text:list-item>
      </text:list>
      <text:p text:style-name="P23">Docking Path</text:p>
      <text:list xml:id="list83646181" text:style-name="L18">
        <text:list-item>
          <text:p text:style-name="P91">Ships follow this path from end to end, leading to a docking bay.</text:p>
        </text:list-item>
      </text:list>
      <text:p text:style-name="P25">Office Module – Ring</text:p>
      <text:list xml:id="list2821616579" text:style-name="L19">
        <text:list-item>
          <text:p text:style-name="P92">Required for Agents.</text:p>
        </text:list-item>
        <text:list-item>
          <text:p text:style-name="P92">Can only support a single Agent.</text:p>
        </text:list-item>
        <text:list-item>
          <text:p text:style-name="P92">Limit number of Agent employees based on size.</text:p>
          <text:list>
            <text:list-item>
              <text:p text:style-name="P92">Tiny -&gt; 8</text:p>
            </text:list-item>
            <text:list-item>
              <text:p text:style-name="P92">Small -&gt; 64</text:p>
            </text:list-item>
            <text:list-item>
              <text:p text:style-name="P92">Medium -&gt; 512</text:p>
            </text:list-item>
            <text:list-item>
              <text:p text:style-name="P92">Large -&gt; 4096</text:p>
            </text:list-item>
            <text:list-item>
              <text:p text:style-name="P92">Huge -&gt; 32768</text:p>
            </text:list-item>
          </text:list>
        </text:list-item>
      </text:list>
      <text:p text:style-name="P14"><text:span text:style-name="T16">Hangar</text:span> Module</text:p>
      <text:list xml:id="list1416529665" text:style-name="L20">
        <text:list-item>
          <text:p text:style-name="P82">Can hold ships.</text:p>
        </text:list-item>
        <text:list-item>
          <text:p text:style-name="P82">Transfers resources between ship and module inventory.</text:p>
        </text:list-item>
        <text:list-item>
          <text:p text:style-name="P93">This module has a high transfer rate.</text:p>
        </text:list-item>
        <text:list-item>
          <text:p text:style-name="P111">Sub-modules</text:p>
          <text:list>
            <text:list-item>
              <text:p text:style-name="P96">Docking Bay</text:p>
            </text:list-item>
          </text:list>
        </text:list-item>
      </text:list>
      <text:p text:style-name="P14">Reprocessing Module</text:p>
      <text:list xml:id="list3581053007" text:style-name="L21">
        <text:list-item>
          <text:p text:style-name="P83">Turns resources into their base components.</text:p>
        </text:list-item>
      </text:list>
      <text:p text:style-name="P14">Factory Module</text:p>
      <text:list xml:id="list2371854909" text:style-name="L22">
        <text:list-item>
          <text:p text:style-name="P84"><text:soft-page-break/>Turns raw resources into complex goods.</text:p>
        </text:list-item>
      </text:list>
      <text:p text:style-name="P18">Reactor Module</text:p>
      <text:list xml:id="list1432855212" text:style-name="L23">
        <text:list-item>
          <text:p text:style-name="P90">Produces power.</text:p>
        </text:list-item>
        <text:list-item>
          <text:p text:style-name="P94">Consumes fuel.</text:p>
        </text:list-item>
      </text:list>
      <text:p text:style-name="P18">Command Module</text:p>
      <text:list xml:id="list2395627505" text:style-name="L24">
        <text:list-item>
          <text:p text:style-name="P113">Sub-modules</text:p>
          <text:list>
            <text:list-item>
              <text:p text:style-name="P97">Control Tower</text:p>
            </text:list-item>
            <text:list-item>
              <text:p text:style-name="P97">Supervisor</text:p>
            </text:list-item>
            <text:list-item>
              <text:p text:style-name="P97">Communications Array</text:p>
            </text:list-item>
          </text:list>
        </text:list-item>
      </text:list>
      <text:p text:style-name="P15">Shipyard Module</text:p>
      <text:list xml:id="list1490641063" text:style-name="L25">
        <text:list-item>
          <text:p text:style-name="P98">Can hold ships.</text:p>
        </text:list-item>
        <text:list-item>
          <text:p text:style-name="P98">Can build ships.</text:p>
        </text:list-item>
        <text:list-item>
          <text:p text:style-name="P112">Sub-modules</text:p>
          <text:list>
            <text:list-item>
              <text:p text:style-name="P99">Docking Bay</text:p>
            </text:list-item>
          </text:list>
        </text:list-item>
      </text:list>
      <text:p text:style-name="P1"/>
      <text:p text:style-name="P39"/>
      <text:p text:style-name="P50">Sub-modules</text:p>
      <text:p text:style-name="P32">Adjacency Benefits apply within a sphere of influence, based on module size.</text:p>
      <text:p text:style-name="P32">Adjacency Benefits are linear, unless specified otherwise.</text:p>
      <text:p text:style-name="P33">Sub-modules are tiny to medium, starting at medium modules.</text:p>
      <text:p text:style-name="P28">Docking Bay</text:p>
      <text:list xml:id="list1309927525" text:style-name="L26">
        <text:list-item>
          <text:p text:style-name="P104">Allows ships to enter module inventory.</text:p>
        </text:list-item>
        <text:list-item>
          <text:p text:style-name="P104">Allows ships to leave module inventory.</text:p>
        </text:list-item>
        <text:list-item>
          <text:p text:style-name="P110">Adjacency Benefit:<text:span text:style-name="T7"> Increases resource transfer rate.</text:span></text:p>
        </text:list-item>
      </text:list>
      <text:p text:style-name="P16">Communications Array</text:p>
      <text:list xml:id="list39924695" text:style-name="L27">
        <text:list-item>
          <text:p text:style-name="P114"><text:span text:style-name="T15">Adjacency Benefit: </text:span><text:span text:style-name="T7">Reports events immediately</text:span><text:span text:style-name="T9">.</text:span></text:p>
        </text:list-item>
      </text:list>
      <text:p text:style-name="P16">Control Tower</text:p>
      <text:list xml:id="list171774839" text:style-name="L28">
        <text:list-item>
          <text:p text:style-name="P100">Depending on size increases the number of ships capable of being accurately managed at any one time, increasing managed ship efficiency.</text:p>
        </text:list-item>
      </text:list>
      <text:list xml:id="list3305388840" text:style-name="L29">
        <text:list-item>
          <text:p text:style-name="P115">Adjacency Benefit: <text:span text:style-name="T10">Increase</text:span><text:span text:style-name="T12">s</text:span><text:span text:style-name="T10"> ship efficiency.</text:span></text:p>
        </text:list-item>
        <text:list-item>
          <text:p text:style-name="P116">Adjacency Malice</text:p>
        </text:list-item>
      </text:list>
      <text:p text:style-name="P17">Supervisor</text:p>
      <text:list xml:id="list2577978632" text:style-name="L30">
        <text:list-item>
          <text:p text:style-name="P117">Adjacency Benefit: <text:span text:style-name="T7">Increases module efficiency.</text:span></text:p>
        </text:list-item>
        <text:list-item>
          <text:p text:style-name="P117">Adjacency Malice</text:p>
        </text:list-item>
      </text:list>
      <text:p text:style-name="P21">Habitat</text:p>
      <text:list xml:id="list3815901757" text:style-name="L31">
        <text:list-item>
          <text:p text:style-name="P101">Provides housing on a module.</text:p>
        </text:list-item>
      </text:list>
      <text:p text:style-name="P22">Fabrication Sub-modules:</text:p>
      <text:list xml:id="list3697404181" text:style-name="L32">
        <text:list-item>
          <text:p text:style-name="P118">Assembly Line</text:p>
          <text:list>
            <text:list-item>
              <text:p text:style-name="P102">Increases fabrication efficiency.</text:p>
            </text:list-item>
          </text:list>
        </text:list-item>
        <text:list-item>
          <text:p text:style-name="P118">Sub-fabricator</text:p>
          <text:list>
            <text:list-item>
              <text:p text:style-name="P102">Produces an additional resource, at a reduced rate, based on module size.</text:p>
            </text:list-item>
          </text:list>
        </text:list-item>
      </text:list>
      <text:p text:style-name="P22">Transportation Sub-modules:</text:p>
      <text:list xml:id="list2884919878" text:style-name="L33">
        <text:list-item>
          <text:p text:style-name="P119">Pipe</text:p>
          <text:list>
            <text:list-item>
              <text:p text:style-name="P103">Moves non solids.</text:p>
            </text:list-item>
          </text:list>
        </text:list-item>
        <text:list-item>
          <text:p text:style-name="P119">Access-way</text:p>
          <text:list>
            <text:list-item>
              <text:p text:style-name="P103">Moves humans.</text:p>
            </text:list-item>
          </text:list>
        </text:list-item>
        <text:list-item>
          <text:p text:style-name="P119">Conveyor</text:p>
          <text:list>
            <text:list-item>
              <text:p text:style-name="P103">Moves solids.</text:p>
            </text:list-item>
          </text:list>
        </text:list-item>
      </text:list>
      <text:list xml:id="list191335869950792" text:continue-list="list2395627505" text:style-name="L24">
        <text:list-header>
          <text:p text:style-name="P95"/>
        </text:list-header>
      </text:list>
      <text:p text:style-name="P46"/>
      <text:p text:style-name="P49">Specialisations</text:p>
      <text:p text:style-name="P42">Farming</text:p>
      <text:p text:style-name="P4">Consumes water, seeds, fertilizer, labour.</text:p>
      <text:p text:style-name="P4">Produces food.</text:p>
      <text:p text:style-name="P42">Mining</text:p>
      <text:p text:style-name="P4">Requires ships.</text:p>
      <text:p text:style-name="P4">Extracts resources from asteroids, as desired by station.</text:p>
      <text:p text:style-name="P42">Hauling</text:p>
      <text:p text:style-name="P26">Distribution</text:p>
      <text:p text:style-name="P4">Moving resources between modules on a station.</text:p>
      <text:p text:style-name="P42">Fabricating</text:p>
      <text:p text:style-name="P26">Reprocessing</text:p>
      <text:p text:style-name="P4">Turns resources into their base resources.</text:p>
      <text:p text:style-name="P26">Fabricating</text:p>
      <text:p text:style-name="P4">Turns resources into complex goods.</text:p>
      <text:p text:style-name="P27">Construction</text:p>
      <text:p text:style-name="P6">Can use ships.</text:p>
      <text:p text:style-name="P6">Requires hardpoint connection.</text:p>
      <text:p text:style-name="P6">Consumes resources as needed by the module under construction.</text:p>
      <text:p text:style-name="P27">Repair</text:p>
      <text:p text:style-name="P6">Can use ships.</text:p>
      <text:p text:style-name="P6">Consumes resources to restore structural integrity of ships or modules.</text:p>
      <text:p text:style-name="P42">Trading</text:p>
      <text:p text:style-name="P26">Shipping</text:p>
      <text:p text:style-name="P4">Moving resources from one station to another, or to the planet.</text:p>
      <text:p text:style-name="P38">Tugging</text:p>
      <text:p text:style-name="P27">Tugging</text:p>
      <text:p text:style-name="P5">Require ships.</text:p>
      <text:p text:style-name="P5">Moving modules from where they are to where they want to be.</text:p>
      <text:p text:style-name="P27">Cleanup</text:p>
      <text:p text:style-name="P6">Require ships.</text:p>
      <text:p text:style-name="P6">Removing debris clouds.</text:p>
      <text:p text:style-name="P6">Can damage ship integrity.</text:p>
      <text:p text:style-name="P45"/>
      <text:p text:style-name="P45"/>
      <text:p text:style-name="P143">Station Logic</text:p>
      <text:p text:style-name="P105">Station’s have a single command module, placed somewhere on the station structure, based on it’s configuration, responsible for all administrator functions on the station.</text:p>
      <text:p text:style-name="P105">Any reference to a hardpoint also applies to any softpoints.</text:p>
      <text:p text:style-name="P122">Update Cycle</text:p>
      <text:p text:style-name="P107">The station update happens in a multi-threaded environment where a cascading update is sent from the command module, reaching outwards until every module has received it. Modules receive only one update call per station update cycle, but multiple cycles can be in effect at a time.</text:p>
      <text:p text:style-name="P120">Station</text:p>
      <text:p text:style-name="P106">The Station Command Module <text:span text:style-name="T28">queues </text:span>an update <text:span text:style-name="T28">on</text:span> any hardpoints, <text:span text:style-name="T28">as well as any updating sub-modules</text:span>, <text:span text:style-name="T28">on a fraction of a second basis</text:span>. </text:p>
      <text:p text:style-name="P125"><text:span text:style-name="T28">AIDAN: Possibly this can be a variable dependant on configuration of the command module? We could create several configurations of each station command module for all sizes, with varying hardpoints, varying hardpoint symmetry, or asymmetry as it may be, and varying clock speeds.</text:span></text:p>
      <text:p text:style-name="P120">Module</text:p>
      <text:p text:style-name="P105">When a module receives an update it immediately performs any output logic, <text:span text:style-name="T28">output logic on modules queues an update on any hardpoints, as well as any updating sub-modules, passing output values to the hardpoints, as they handle the actual transfer of resources, people, power, etc.</text:span></text:p>
      <text:p text:style-name="P120">Hardpoint</text:p>
      <text:p text:style-name="P105">When a <text:span text:style-name="T28">hardpoint receives an update it immediately performs all output logic, the process of taking the passed values from the module and queing an input update with inputs to the input hardpoint this hardpoint is connected to, on the input module.</text:span></text:p>
      <text:p text:style-name="P124">AIDAN: In this fashion the command module will send an update out along all hardpoints to the connected modules, be they modules proper, accessways, or transport paths, which will then send updates out along all their outputs, in this fashion the entire station will behave like a system of nerves, except that in this system any updated module prevents further update, instead storing the input values, for the next command update.</text:p>
      <text:p text:style-name="P123"><text:span text:style-name="T29">Possible way of having updating modules send a render request to be drawn in some special fashion (Say a solid colour, like the colour of their UI, which we should let them change), to allow easy visualization of the updates as they happen, this will surely be nearly useless in early station design, but I expect larger stations will start to have a visual ‘pulse’ originating from the command module surging out through all the connected modules and all their connected modules, like a vast nerve cluster, which will also allow players to visualize any inefficiencies in their update cycles (A very powerful efficiency chasing tool I hope, definitely one I would use, will also act as an easy visual debug tool </text:span><text:span text:style-name="T30">on the multi-threaded update cycle</text:span><text:span text:style-name="T29">).</text:span> </text:p>
      <text:p text:style-name="P126">Sub-Module</text:p>
      <text:p text:style-name="P135">When a sub-module receives an update, it performs whatever unique task it has to perform, as defined below.</text:p>
      <text:p text:style-name="P126">Docking Bay</text:p>
      <text:p text:style-name="P135">The docking bay receives docking requests from incoming ships, storing them, until it receives an update call. It then, in order of docking request, proceeds to attempt to place them in the inventory of the module the docking bay is a part of, if any fail the docking bay queues holding pattern requests for all the undocked ships <text:span text:style-name="T31">at their managing control towers</text:span>.</text:p>
      <text:p text:style-name="P127">Communications Array</text:p>
      <text:p text:style-name="P136">Has no update.</text:p>
      <text:p text:style-name="P127">Control Tower</text:p>
      <text:p text:style-name="P136">The control tower receives <text:span text:style-name="T32">several kinds of requests, and it has to store them until it receives an update from the connected docking bay.</text:span></text:p>
      <text:list xml:id="list20059585" text:style-name="L34">
        <text:list-item>
          <text:p text:style-name="P128">Route Request –<text:span text:style-name="T7"> Any request is in the f</text:span><text:span text:style-name="T13">or</text:span><text:span text:style-name="T7">m of the coordinates the ship must get to and to update the ships AI of the route it must take to get there, I enumerate further for ease of documenting the different reasons it will have the requests.</text:span></text:p>
          <text:list>
            <text:list-item>
              <text:p text:style-name="P129">Holding Pattern Request<text:span text:style-name="T7"> – A request from a docking bay for a ship this control tower manages to be placed in a holding pattern.</text:span></text:p>
            </text:list-item>
            <text:list-item>
              <text:p text:style-name="P128"><text:soft-page-break/>Docking Route Request –<text:span text:style-name="T7"> A request from a managed ship to be placed on a route to the docking bay connected to this control tower.</text:span></text:p>
            </text:list-item>
            <text:list-item>
              <text:p text:style-name="P128">Mining Route Request –<text:span text:style-name="T7"> A request from a managed ship to be placed on a route to a given asteroid.</text:span></text:p>
            </text:list-item>
            <text:list-item>
              <text:p text:style-name="P128"><text:span text:style-name="T32">Tugging</text:span> Route Request –<text:span text:style-name="T7"> A request from a managed ship to be placed on a route to a given module.</text:span></text:p>
            </text:list-item>
            <text:list-item>
              <text:p text:style-name="P131"><text:span text:style-name="T33">Shipping</text:span> Route Request –<text:span text:style-name="T7"> A request from a managed ship to be placed on a route to a given station.</text:span></text:p>
            </text:list-item>
            <text:list-item>
              <text:p text:style-name="P132">Construction Route Request –<text:span text:style-name="T7"> A request from a managed ship to be placed on a route to a given construction site.</text:span></text:p>
            </text:list-item>
            <text:list-item>
              <text:p text:style-name="P132">Repair Route Request –<text:span text:style-name="T7"> A request from a managed ship to be placed on a route to a given damaged module.</text:span></text:p>
            </text:list-item>
            <text:list-item>
              <text:p text:style-name="P132">Cleanup Route Request –<text:span text:style-name="T7"> A request from a managed ship to be placed on a route to a given debris cloud.</text:span></text:p>
            </text:list-item>
          </text:list>
        </text:list-item>
        <text:list-item>
          <text:p text:style-name="P130">Ship Request –<text:span text:style-name="T7"> Any request is in the form of the ship class and size necessary for the requester, to be </text:span><text:span text:style-name="T14">passed</text:span><text:span text:style-name="T7"> to them in a ship requisition update placed on the queue.</text:span></text:p>
          <text:list>
            <text:list-item>
              <text:p text:style-name="P130">Tugging Ship Request –<text:span text:style-name="T7"> A request from a module in need of moving to be assigned a ship of the correct class and size to do the job.</text:span></text:p>
            </text:list-item>
            <text:list-item>
              <text:p text:style-name="P130">Mining Ship Request –<text:span text:style-name="T7"> A request from a module in need of a ship to do mining to be assigned a ship of the correct class and size to do the job.</text:span></text:p>
            </text:list-item>
            <text:list-item>
              <text:p text:style-name="P132">Shipping Ship Request –<text:span text:style-name="T7"> A request from a module in need of a ship to perform a trade of the correct class and size.</text:span></text:p>
            </text:list-item>
            <text:list-item>
              <text:p text:style-name="P132">Construction Ship Request<text:span text:style-name="T7"> – A request from a construction site in need of a ship to aid in construction efforts.</text:span></text:p>
            </text:list-item>
            <text:list-item>
              <text:p text:style-name="P132">Repair Ship Request –<text:span text:style-name="T7"> A request from a damaged module in need of a ship to repair it.</text:span></text:p>
            </text:list-item>
            <text:list-item>
              <text:p text:style-name="P132">Cleanup Ship Request –<text:span text:style-name="T7"> A request to designate a ship to the cleanup of a debris cloud.</text:span></text:p>
            </text:list-item>
          </text:list>
        </text:list-item>
        <text:list-item>
          <text:p text:style-name="P132">Trade Request –<text:span text:style-name="T7"> A request from an unmanaged ship to be placed in a docking route at this control tower’s docking bay for trading.</text:span></text:p>
        </text:list-item>
      </text:list>
      <text:p text:style-name="P133">Supervisor</text:p>
      <text:p text:style-name="P133">Habitat</text:p>
      <text:p text:style-name="P133">Fabrication Sub-Module</text:p>
      <text:p text:style-name="P133">Transportation Sub-Module</text:p>
      <text:p text:style-name="P141"/>
      <text:p text:style-name="P144">Event Cycle</text:p>
      <text:p text:style-name="P140">Any module or sub-module can have an event occur at it, in this case the event is passed from station module to station module until it gets to a communications array, in which case it queues a player notification.</text:p>
      <text:p text:style-name="P140">In the event this occurs to a ship it follows a similar process, the ship tells its control tower, which sends the event update from the docking bay it is connected to.</text:p>
      <text:p text:style-name="P133">Module</text:p>
      <text:p text:style-name="P138">When a module has an event occur at it, it queues an <text:span text:style-name="T35">event update</text:span>. When an <text:span text:style-name="T35">event update</text:span> occurs the connected module closest to a communications array has an <text:span text:style-name="T35">event update pass</text:span> queued, to be passed to the next nearest module, <text:span text:style-name="T34">repeating until this </text:span><text:span text:style-name="T36">event update pass</text:span><text:span text:style-name="T34"> is sent to the module with the communications array on it</text:span>.</text:p>
      <text:p text:style-name="P138">In the event that a module has a communications array it queues an <text:span text:style-name="T37">event </text:span><text:span text:style-name="T35">update</text:span> on <text:span text:style-name="T34">the communications array</text:span>.</text:p>
      <text:p text:style-name="P133">Sub-Module</text:p>
      <text:p text:style-name="P139">Only communications arrays receive<text:span text:style-name="T35"> event updates.</text:span></text:p>
      <text:p text:style-name="P134">Communications Array</text:p>
      <text:p text:style-name="P137">When a communications array receives an <text:span text:style-name="T37">event </text:span><text:span text:style-name="T35">update</text:span> it queues a render queue <text:span text:style-name="T37">generate widget</text:span><text:span text:style-name="T35"> </text:span>to create an event log for the event.</text:p>
      <text:p text:style-name="P127"/>
      <text:p text:style-name="P142">Interaction</text:p>
      <text:p text:style-name="P43">States</text:p>
      <text:p text:style-name="P24">None</text:p>
      <text:p text:style-name="P3">Default state.</text:p>
      <text:p text:style-name="P24">Hover</text:p>
      <text:p text:style-name="P3">On mouse over.</text:p>
      <text:p text:style-name="P24">Selected</text:p>
      <text:p text:style-name="P3">On mouse click, while <text:span text:style-name="T3">Hovered</text:span>.</text:p>
      <text:p text:style-name="P44"/>
      <text:p text:style-name="P40">Station Modules</text:p>
      <text:p text:style-name="P31">Default Hover</text:p>
      <text:p text:style-name="P13">Outlines module in the assigned colour.</text:p>
      <text:p text:style-name="P31">Default Selected</text:p>
      <text:p text:style-name="P13">Displays At A Glance UI Widget.</text:p>
      <text:p text:style-name="P13"/>
      <text:p text:style-name="P43">Transport Module</text:p>
      <text:p text:style-name="P29">Hover</text:p>
      <text:p text:style-name="P11">Displays a <text:span text:style-name="T23">line along all connected modules, with arrows on every other module that displays the current direction of the transport path, all in the colour assigned to the module on the starting end.</text:span></text:p>
      <text:p text:style-name="P29">Selected</text:p>
      <text:p text:style-name="P12">Displays the Cross Section UI Widget.</text:p>
      <text:p text:style-name="P12"/>
      <text:p text:style-name="P41"/>
      <text:p text:style-name="P30"/>
      <text:p text:style-name="P40">Hardpoints</text:p>
      <text:p text:style-name="P10"/>
      <text:p text:style-name="P40">Softpoints</text:p>
      <text:p text:style-name="P10"/>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7-05-03T15:41:15.992000000</meta:creation-date>
    <dc:date>2017-07-10T19:13:33.505000000</dc:date>
    <meta:editing-duration>PT7H36M54S</meta:editing-duration>
    <meta:editing-cycles>33</meta:editing-cycles>
    <meta:generator>LibreOffice/5.3.3.2$Windows_X86_64 LibreOffice_project/3d9a8b4b4e538a85e0782bd6c2d430bafe583448</meta:generator>
    <meta:document-statistic meta:table-count="0" meta:image-count="0" meta:object-count="0" meta:page-count="12" meta:paragraph-count="308" meta:word-count="2430" meta:character-count="13868" meta:non-whitespace-character-count="11903"/>
  </office:meta>
</office:document-meta>
</file>